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4">
      <text:list-level-style-number text:level="1" text:style-name="WW_CharLFO4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1.0805in" text:min-label-width="0.25in"/>
      </text:list-level-style-number>
      <text:list-level-style-bullet text:level="2" text:style-name="WW_CharLFO5LVL2" text:bullet-char="o">
        <style:list-level-properties text:space-before="1.4965in" text:min-label-width="0.2506in"/>
        <style:text-properties style:font-name="Courier New"/>
      </text:list-level-style-bullet>
      <text:list-level-style-bullet text:level="3" text:bullet-char="•">
        <style:list-level-properties text:space-before="1.4965in" text:min-label-width="0.2506in"/>
      </text:list-level-style-bullet>
      <text:list-level-style-bullet text:level="4" text:bullet-char="•">
        <style:list-level-properties text:space-before="2.1743in" text:min-label-width="0.2506in"/>
      </text:list-level-style-bullet>
      <text:list-level-style-bullet text:level="5" text:bullet-char="•">
        <style:list-level-properties text:space-before="2.852in" text:min-label-width="0.2506in"/>
      </text:list-level-style-bullet>
      <text:list-level-style-bullet text:level="6" text:bullet-char="•">
        <style:list-level-properties text:space-before="3.5305in" text:min-label-width="0.2506in"/>
      </text:list-level-style-bullet>
      <text:list-level-style-bullet text:level="7" text:bullet-char="•">
        <style:list-level-properties text:space-before="4.2083in" text:min-label-width="0.2506in"/>
      </text:list-level-style-bullet>
      <text:list-level-style-bullet text:level="8" text:bullet-char="•">
        <style:list-level-properties text:space-before="4.8861in" text:min-label-width="0.2506in"/>
      </text:list-level-style-bullet>
      <text:list-level-style-bullet text:level="9" text:bullet-char="•">
        <style:list-level-properties text:space-before="5.5638in" text:min-label-width="0.2506in"/>
      </text:list-level-style-bullet>
    </text:list-style>
    <text:list-style style:name="LFO6">
      <text:list-level-style-bullet text:level="1" text:style-name="WW_CharLFO6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18in" fo:font-size="10pt" style:font-size-asian="10pt"/>
    </style:style>
    <style:style style:name="T19" style:parent-style-name="Absatz-Standardschriftart" style:family="text">
      <style:text-properties style:font-name="Arial" fo:font-size="10pt" style:font-size-asian="10pt"/>
    </style:style>
    <style:style style:name="T20" style:parent-style-name="Absatz-Standardschriftart" style:family="text">
      <style:text-properties style:font-name="Arial" fo:letter-spacing="-0.0118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P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3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T24" style:parent-style-name="Absatz-Standardschriftart" style:family="text">
      <style:text-properties fo:color="#009DE0" fo:letter-spacing="-0.0006in"/>
    </style:style>
    <style:style style:name="T25" style:parent-style-name="Absatz-Standardschriftart" style:family="text">
      <style:text-properties fo:color="#009DE0" fo:letter-spacing="-0.0138in"/>
    </style:style>
    <style:style style:name="T26" style:parent-style-name="Absatz-Standardschriftart" style:family="text">
      <style:text-properties fo:color="#009DE0"/>
    </style:style>
    <style:style style:name="P27" style:parent-style-name="Textkörper" style:family="paragraph">
      <style:paragraph-properties fo:margin-top="0.1069in" fo:margin-left="0.9138in" fo:margin-right="0.95in" fo:text-indent="0in">
        <style:tab-stops/>
      </style:paragraph-properties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2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2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2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2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style:font-name="Times New Roman" fo:letter-spacing="0.0631in" style:text-scale="99%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13in"/>
    </style:style>
    <style:style style:name="T45" style:parent-style-name="Absatz-Standardschriftart" style:family="text">
      <style:text-properties fo:letter-spacing="-0.0006in"/>
    </style:style>
    <style:style style:name="P46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P47" style:parent-style-name="Überschrift1" style:family="paragraph">
      <style:paragraph-properties fo:margin-top="0in"/>
    </style:style>
    <style:style style:name="T48" style:parent-style-name="Absatz-Standardschriftart" style:family="text">
      <style:text-properties fo:color="#009DE0" fo:letter-spacing="-0.0006in"/>
    </style:style>
    <style:style style:name="P49" style:parent-style-name="Standard" style:family="paragraph">
      <style:paragraph-properties fo:margin-top="0.0034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51" style:family="table-column">
      <style:table-column-properties style:column-width="3.127in" style:use-optimal-column-width="false"/>
    </style:style>
    <style:style style:name="TableColumn52" style:family="table-column">
      <style:table-column-properties style:column-width="0.275in" style:use-optimal-column-width="false"/>
    </style:style>
    <style:style style:name="TableColumn53" style:family="table-column">
      <style:table-column-properties style:column-width="0.275in" style:use-optimal-column-width="false"/>
    </style:style>
    <style:style style:name="TableColumn54" style:family="table-column">
      <style:table-column-properties style:column-width="0.275in" style:use-optimal-column-width="false"/>
    </style:style>
    <style:style style:name="TableColumn55" style:family="table-column">
      <style:table-column-properties style:column-width="0.275in" style:use-optimal-column-width="false"/>
    </style:style>
    <style:style style:name="TableColumn56" style:family="table-column">
      <style:table-column-properties style:column-width="0.275in" style:use-optimal-column-width="false"/>
    </style:style>
    <style:style style:name="TableColumn57" style:family="table-column">
      <style:table-column-properties style:column-width="1.7388in" style:use-optimal-column-width="false"/>
    </style:style>
    <style:style style:name="Table50" style:family="table">
      <style:table-properties style:width="6.2409in" fo:margin-left="0.9131in" table:align="left"/>
    </style:style>
    <style:style style:name="TableRow58" style:family="table-row">
      <style:table-row-properties style:row-height="0.225in" style:use-optimal-row-height="false"/>
    </style:style>
    <style:style style:name="TableCell59" style:family="table-cell">
      <style:table-cell-properties fo:border="0.0138in solid #000000" fo:padding-top="0in" fo:padding-left="0in" fo:padding-bottom="0in" fo:padding-right="0in"/>
    </style:style>
    <style:style style:name="P60" style:parent-style-name="TableParagraph" style:family="paragraph">
      <style:paragraph-properties fo:margin-top="0.0354in" fo:margin-left="0.0305in">
        <style:tab-stops/>
      </style:paragraph-properties>
    </style:style>
    <style:style style:name="T61" style:parent-style-name="Absatz-Standardschriftart" style:family="text">
      <style:text-properties style:font-name="Arial" fo:font-size="9pt" style:font-size-asian="9pt"/>
    </style:style>
    <style:style style:name="T62" style:parent-style-name="Absatz-Standardschriftart" style:family="text">
      <style:text-properties style:font-name="Arial" fo:letter-spacing="-0.002in" fo:font-size="9pt" style:font-size-asian="9pt"/>
    </style:style>
    <style:style style:name="T63" style:parent-style-name="Absatz-Standardschriftart" style:family="text">
      <style:text-properties style:font-name="Arial" fo:font-size="9pt" style:font-size-asian="9pt"/>
    </style:style>
    <style:style style:name="T64" style:parent-style-name="Absatz-Standardschriftart" style:family="text">
      <style:text-properties style:font-name="Arial" fo:letter-spacing="-0.0006in" fo:font-size="9pt" style:font-size-asian="9pt"/>
    </style:style>
    <style:style style:name="T65" style:parent-style-name="Absatz-Standardschriftart" style:family="text">
      <style:text-properties style:font-name="Arial" fo:letter-spacing="-0.0006in" fo:font-size="9pt" style:font-size-asian="9pt"/>
    </style:style>
    <style:style style:name="T66" style:parent-style-name="Absatz-Standardschriftart" style:family="text">
      <style:text-properties style:font-name="Arial" fo:font-size="9pt" style:font-size-asian="9pt"/>
    </style:style>
    <style:style style:name="T67" style:parent-style-name="Absatz-Standardschriftart" style:family="text">
      <style:text-properties style:font-name="Arial" fo:letter-spacing="-0.0034in" fo:font-size="9pt" style:font-size-asian="9pt"/>
    </style:style>
    <style:style style:name="T68" style:parent-style-name="Absatz-Standardschriftart" style:family="text">
      <style:text-properties style:font-name="Arial" fo:letter-spacing="-0.0006in" fo:font-size="9pt" style:font-size-asian="9pt"/>
    </style:style>
    <style:style style:name="TableCell69" style:family="table-cell">
      <style:table-cell-properties fo:border="0.0138in solid #000000" fo:padding-top="0in" fo:padding-left="0in" fo:padding-bottom="0in" fo:padding-right="0in"/>
    </style:style>
    <style:style style:name="TableRow70" style:family="table-row">
      <style:table-row-properties style:row-height="0.2284in" style:use-optimal-row-height="false"/>
    </style:style>
    <style:style style:name="TableCell71" style:family="table-cell">
      <style:table-cell-properties fo:border="0.0138in solid #000000" fo:padding-top="0in" fo:padding-left="0in" fo:padding-bottom="0in" fo:padding-right="0in"/>
    </style:style>
    <style:style style:name="P72" style:parent-style-name="TableParagraph" style:family="paragraph">
      <style:paragraph-properties fo:margin-top="0.0354in" fo:margin-left="0.0305in">
        <style:tab-stops/>
      </style:paragraph-properties>
    </style:style>
    <style:style style:name="T73" style:parent-style-name="Absatz-Standardschriftart" style:family="text">
      <style:text-properties style:font-name="Arial" fo:letter-spacing="-0.0013in" fo:font-size="9pt" style:font-size-asian="9pt"/>
    </style:style>
    <style:style style:name="T74" style:parent-style-name="Absatz-Standardschriftart" style:family="text">
      <style:text-properties style:font-name="Arial" fo:letter-spacing="-0.0006in" fo:font-size="9pt" style:font-size-asian="9pt"/>
    </style:style>
    <style:style style:name="T75" style:parent-style-name="Absatz-Standardschriftart" style:family="text">
      <style:text-properties style:font-name="Arial" fo:font-size="9pt" style:font-size-asian="9pt"/>
    </style:style>
    <style:style style:name="TableCell76" style:family="table-cell">
      <style:table-cell-properties fo:border="0.0138in solid #000000" fo:padding-top="0in" fo:padding-left="0in" fo:padding-bottom="0in" fo:padding-right="0in"/>
    </style:style>
    <style:style style:name="TableCell77" style:family="table-cell">
      <style:table-cell-properties fo:border="0.0138in solid #000000" fo:padding-top="0in" fo:padding-left="0in" fo:padding-bottom="0in" fo:padding-right="0in"/>
    </style:style>
    <style:style style:name="TableCell78" style:family="table-cell">
      <style:table-cell-properties fo:border="0.0138in solid #000000" fo:padding-top="0in" fo:padding-left="0in" fo:padding-bottom="0in" fo:padding-right="0in"/>
    </style:style>
    <style:style style:name="TableCell79" style:family="table-cell">
      <style:table-cell-properties fo:border="0.0138in solid #000000" fo:padding-top="0in" fo:padding-left="0in" fo:padding-bottom="0in" fo:padding-right="0in"/>
    </style:style>
    <style:style style:name="TableCell80" style:family="table-cell">
      <style:table-cell-properties fo:border="0.0138in solid #000000" fo:padding-top="0in" fo:padding-left="0in" fo:padding-bottom="0in" fo:padding-right="0in"/>
    </style:style>
    <style:style style:name="TableCell81" style:family="table-cell">
      <style:table-cell-properties fo:border="0.0138in solid #000000" fo:padding-top="0in" fo:padding-left="0in" fo:padding-bottom="0in" fo:padding-right="0in"/>
    </style:style>
    <style:style style:name="P82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83" style:parent-style-name="Standard" style:family="paragraph">
      <style:paragraph-properties fo:margin-top="0.0479in" fo:margin-left="0.9138in">
        <style:tab-stops/>
      </style:paragraph-properties>
    </style:style>
    <style:style style:name="T84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85" style:parent-style-name="Textkörper" style:family="paragraph">
      <style:paragraph-properties fo:margin-top="0.1055in" fo:margin-right="0.95in">
        <style:tab-stops>
          <style:tab-stop style:type="left" style:position="0.0006in"/>
        </style:tab-stops>
      </style:paragraph-properties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2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13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13in"/>
    </style:style>
    <style:style style:name="T93" style:parent-style-name="Absatz-Standardschriftart" style:family="text">
      <style:text-properties fo:letter-spacing="-0.002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2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style:font-name="Times New Roman" fo:letter-spacing="0.0479in" style:text-scale="99%"/>
    </style:style>
    <style:style style:name="T100" style:parent-style-name="Absatz-Standardschriftart" style:family="text">
      <style:text-properties fo:letter-spacing="-0.002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2in"/>
    </style:style>
    <style:style style:name="T107" style:parent-style-name="Absatz-Standardschriftart" style:family="text">
      <style:text-properties fo:letter-spacing="-0.0013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style:font-name="Times New Roman" fo:letter-spacing="0.059in" style:text-scale="99%"/>
    </style:style>
    <style:style style:name="T112" style:parent-style-name="Absatz-Standardschriftart" style:family="text">
      <style:text-properties fo:letter-spacing="-0.002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2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13in"/>
    </style:style>
    <style:style style:name="T120" style:parent-style-name="Absatz-Standardschriftart" style:family="text">
      <style:text-properties fo:letter-spacing="-0.0013in"/>
    </style:style>
    <style:style style:name="T121" style:parent-style-name="Absatz-Standardschriftart" style:family="text">
      <style:text-properties fo:letter-spacing="-0.0006in"/>
    </style:style>
    <style:style style:name="P122" style:parent-style-name="Textkörper" style:family="paragraph">
      <style:paragraph-properties fo:margin-right="1.3868in">
        <style:tab-stops>
          <style:tab-stop style:type="left" style:position="0.0006in"/>
        </style:tab-stops>
      </style:paragraph-properties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0.0006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2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13in"/>
    </style:style>
    <style:style style:name="T134" style:parent-style-name="Absatz-Standardschriftart" style:family="text">
      <style:text-properties fo:letter-spacing="-0.002in"/>
    </style:style>
    <style:style style:name="T135" style:parent-style-name="Absatz-Standardschriftart" style:family="text">
      <style:text-properties fo:letter-spacing="-0.0013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27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style:font-name="Times New Roman" fo:letter-spacing="0.0479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34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13in"/>
    </style:style>
    <style:style style:name="T146" style:parent-style-name="Absatz-Standardschriftart" style:family="text">
      <style:text-properties fo:letter-spacing="-0.002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2in"/>
    </style:style>
    <style:style style:name="T152" style:parent-style-name="Absatz-Standardschriftart" style:family="text">
      <style:text-properties fo:letter-spacing="-0.002in"/>
    </style:style>
    <style:style style:name="T153" style:parent-style-name="Absatz-Standardschriftart" style:family="text">
      <style:text-properties fo:letter-spacing="-0.0006in"/>
    </style:style>
    <style:style style:name="P154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2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06in"/>
    </style:style>
    <style:style style:name="P15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13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2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13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2in"/>
    </style:style>
    <style:style style:name="T174" style:parent-style-name="Absatz-Standardschriftart" style:family="text">
      <style:text-properties fo:letter-spacing="-0.0006in"/>
    </style:style>
    <style:style style:name="P175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13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2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P184" style:parent-style-name="Textkörper" style:family="paragraph">
      <style:paragraph-properties fo:line-height="0.1465in">
        <style:tab-stops>
          <style:tab-stop style:type="left" style:position="0.0006in"/>
        </style:tab-stops>
      </style:paragraph-properties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2in"/>
    </style:style>
    <style:style style:name="T187" style:parent-style-name="Absatz-Standardschriftart" style:family="text">
      <style:text-properties fo:letter-spacing="-0.0006in"/>
    </style:style>
    <style:style style:name="P1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27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13in"/>
    </style:style>
    <style:style style:name="T195" style:parent-style-name="Absatz-Standardschriftart" style:family="text">
      <style:text-properties fo:letter-spacing="-0.0013in"/>
    </style:style>
    <style:style style:name="T196" style:parent-style-name="Absatz-Standardschriftart" style:family="text">
      <style:text-properties fo:letter-spacing="-0.0006in"/>
    </style:style>
    <style:style style:name="P197" style:parent-style-name="Textkörper" style:family="paragraph">
      <style:paragraph-properties fo:margin-right="0.9902in">
        <style:tab-stops>
          <style:tab-stop style:type="left" style:position="0.0006in"/>
        </style:tab-stops>
      </style:paragraph-properties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06in"/>
    </style:style>
    <style:style style:name="T201" style:parent-style-name="Absatz-Standardschriftart" style:family="text">
      <style:text-properties fo:letter-spacing="-0.002in"/>
    </style:style>
    <style:style style:name="T202" style:parent-style-name="Absatz-Standardschriftart" style:family="text">
      <style:text-properties fo:letter-spacing="-0.0013in"/>
    </style:style>
    <style:style style:name="T203" style:parent-style-name="Absatz-Standardschriftart" style:family="text">
      <style:text-properties fo:letter-spacing="-0.002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2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style:font-name="Times New Roman" fo:letter-spacing="0.0534in" style:text-scale="99%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2in"/>
    </style:style>
    <style:style style:name="P21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2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P227" style:parent-style-name="Textkörper" style:family="paragraph">
      <style:paragraph-properties fo:margin-right="0.9902in">
        <style:tab-stops>
          <style:tab-stop style:type="left" style:position="0.0006in"/>
        </style:tab-stops>
      </style:paragraph-properties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0.0013in"/>
    </style:style>
    <style:style style:name="T232" style:parent-style-name="Absatz-Standardschriftart" style:family="text">
      <style:text-properties fo:font-style="italic" style:font-style-asian="italic"/>
    </style:style>
    <style:style style:name="T233" style:parent-style-name="Absatz-Standardschriftart" style:family="text">
      <style:text-properties fo:font-style="italic" style:font-style-asian="italic" fo:letter-spacing="-0.0013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13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13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2in"/>
    </style:style>
    <style:style style:name="T241" style:parent-style-name="Absatz-Standardschriftart" style:family="text">
      <style:text-properties fo:letter-spacing="-0.0013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style:font-name="Times New Roman" fo:letter-spacing="0.0576in" style:text-scale="99%"/>
    </style:style>
    <style:style style:name="T244" style:parent-style-name="Absatz-Standardschriftart" style:family="text">
      <style:text-properties fo:letter-spacing="-0.0041in"/>
    </style:style>
    <style:style style:name="T245" style:parent-style-name="Absatz-Standardschriftart" style:family="text">
      <style:text-properties fo:letter-spacing="-0.0006in"/>
    </style:style>
    <style:style style:name="P246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P247" style:parent-style-name="Überschrift1" style:family="paragraph">
      <style:paragraph-properties fo:margin-top="0in"/>
    </style:style>
    <style:style style:name="T248" style:parent-style-name="Absatz-Standardschriftart" style:family="text">
      <style:text-properties fo:color="#009DE0" fo:letter-spacing="-0.0006in"/>
    </style:style>
    <style:style style:name="P249" style:parent-style-name="Standard" style:family="paragraph">
      <style:paragraph-properties fo:margin-top="0.0034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TableColumn251" style:family="table-column">
      <style:table-column-properties style:column-width="5.0638in" style:use-optimal-column-width="false"/>
    </style:style>
    <style:style style:name="TableColumn252" style:family="table-column">
      <style:table-column-properties style:column-width="1.9076in" style:use-optimal-column-width="false"/>
    </style:style>
    <style:style style:name="Table250" style:family="table">
      <style:table-properties style:width="6.9715in" fo:margin-left="0.9131in" table:align="left"/>
    </style:style>
    <style:style style:name="TableRow253" style:family="table-row">
      <style:table-row-properties style:row-height="0.225in" style:use-optimal-row-height="false"/>
    </style:style>
    <style:style style:name="TableCell254" style:family="table-cell">
      <style:table-cell-properties fo:border="0.0138in solid #AAAAAA" fo:padding-top="0in" fo:padding-left="0in" fo:padding-bottom="0in" fo:padding-right="0in"/>
    </style:style>
    <style:style style:name="P255" style:parent-style-name="TableParagraph" style:family="paragraph">
      <style:paragraph-properties fo:margin-top="0.0298in" fo:margin-left="0.0305in">
        <style:tab-stops/>
      </style:paragraph-properties>
    </style:style>
    <style:style style:name="T256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57" style:parent-style-name="Absatz-Standardschriftart" style:family="text">
      <style:text-properties style:font-name="Arial" fo:font-weight="bold" style:font-weight-asian="bold" fo:letter-spacing="-0.0048in" fo:font-size="9pt" style:font-size-asian="9pt"/>
    </style:style>
    <style:style style:name="T258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259" style:parent-style-name="Absatz-Standardschriftart" style:family="text">
      <style:text-properties style:font-name="Arial" fo:font-weight="bold" style:font-weight-asian="bold" fo:letter-spacing="-0.0041in" fo:font-size="9pt" style:font-size-asian="9pt"/>
    </style:style>
    <style:style style:name="T260" style:parent-style-name="Absatz-Standardschriftart" style:family="text">
      <style:text-properties style:font-name="Arial" fo:font-weight="bold" style:font-weight-asian="bold" fo:font-size="9pt" style:font-size-asian="9pt"/>
    </style:style>
    <style:style style:name="T261" style:parent-style-name="Absatz-Standardschriftart" style:family="text">
      <style:text-properties style:font-name="Arial" fo:font-weight="bold" style:font-weight-asian="bold" fo:letter-spacing="-0.0055in" fo:font-size="9pt" style:font-size-asian="9pt"/>
    </style:style>
    <style:style style:name="T262" style:parent-style-name="Absatz-Standardschriftart" style:family="text">
      <style:text-properties style:font-name="Arial" fo:font-weight="bold" style:font-weight-asian="bold" fo:font-size="9pt" style:font-size-asian="9pt"/>
    </style:style>
    <style:style style:name="TableCell263" style:family="table-cell">
      <style:table-cell-properties fo:border="0.0138in solid #AAAAAA" fo:padding-top="0in" fo:padding-left="0in" fo:padding-bottom="0in" fo:padding-right="0in"/>
    </style:style>
    <style:style style:name="P264" style:parent-style-name="TableParagraph" style:family="paragraph">
      <style:paragraph-properties fo:margin-top="0.0298in" fo:margin-left="0.0305in">
        <style:tab-stops/>
      </style:paragraph-properties>
    </style:style>
    <style:style style:name="T26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ableRow266" style:family="table-row">
      <style:table-row-properties style:row-height="0.2263in" style:use-optimal-row-height="false"/>
    </style:style>
    <style:style style:name="TableCell267" style:family="table-cell">
      <style:table-cell-properties fo:border="0.0138in solid #AAAAAA" fo:padding-top="0in" fo:padding-left="0in" fo:padding-bottom="0in" fo:padding-right="0in"/>
    </style:style>
    <style:style style:name="P268" style:parent-style-name="TableParagraph" style:family="paragraph">
      <style:paragraph-properties fo:margin-top="0.0354in" fo:margin-left="0.0305in">
        <style:tab-stops/>
      </style:paragraph-properties>
    </style:style>
    <style:style style:name="T269" style:parent-style-name="Absatz-Standardschriftart" style:family="text">
      <style:text-properties style:font-name="Arial" fo:letter-spacing="-0.0006in" fo:font-size="9pt" style:font-size-asian="9pt"/>
    </style:style>
    <style:style style:name="TableCell270" style:family="table-cell">
      <style:table-cell-properties fo:border="0.0138in solid #AAAAAA" fo:padding-top="0in" fo:padding-left="0in" fo:padding-bottom="0in" fo:padding-right="0in"/>
    </style:style>
    <style:style style:name="P271" style:parent-style-name="Standard" style:family="paragraph">
      <style:paragraph-properties fo:margin-top="0.0027in"/>
      <style:text-properties style:font-name="Arial" style:font-name-asian="Arial" style:font-name-complex="Arial" fo:font-weight="bold" style:font-weight-asian="bold" style:font-weight-complex="bold" fo:font-size="7pt" style:font-size-asian="7pt" style:font-size-complex="7pt"/>
    </style:style>
    <style:style style:name="P272" style:parent-style-name="Standard" style:family="paragraph">
      <style:paragraph-properties fo:margin-top="0.0479in" fo:margin-left="0.9138in">
        <style:tab-stops/>
      </style:paragraph-properties>
    </style:style>
    <style:style style:name="T273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74" style:parent-style-name="Textkörper" style:family="paragraph">
      <style:paragraph-properties fo:margin-top="0.1069in" fo:line-height="0.152in">
        <style:tab-stops>
          <style:tab-stop style:type="left" style:position="0.0006in"/>
        </style:tab-stops>
      </style:paragraph-properties>
    </style:style>
    <style:style style:name="T275" style:parent-style-name="Absatz-Standardschriftart" style:family="text">
      <style:text-properties fo:letter-spacing="-0.0006in"/>
    </style:style>
    <style:style style:name="P27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77" style:parent-style-name="Absatz-Standardschriftart" style:family="text">
      <style:text-properties fo:letter-spacing="-0.0006in"/>
    </style:style>
    <style:style style:name="P27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13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13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P28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2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P29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296" style:parent-style-name="Absatz-Standardschriftart" style:family="text">
      <style:text-properties fo:letter-spacing="-0.0006in"/>
    </style:style>
    <style:style style:name="P29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34in"/>
    </style:style>
    <style:style style:name="T300" style:parent-style-name="Absatz-Standardschriftart" style:family="text">
      <style:text-properties fo:letter-spacing="-0.0006in"/>
    </style:style>
    <style:style style:name="P30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27in"/>
    </style:style>
    <style:style style:name="T304" style:parent-style-name="Absatz-Standardschriftart" style:family="text">
      <style:text-properties fo:letter-spacing="-0.0006in"/>
    </style:style>
    <style:style style:name="P30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34in"/>
    </style:style>
    <style:style style:name="T308" style:parent-style-name="Absatz-Standardschriftart" style:family="text">
      <style:text-properties fo:letter-spacing="-0.0006in"/>
    </style:style>
    <style:style style:name="P309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27in"/>
    </style:style>
    <style:style style:name="P31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14" style:parent-style-name="Absatz-Standardschriftart" style:family="text">
      <style:text-properties fo:letter-spacing="-0.0006in"/>
    </style:style>
    <style:style style:name="P315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16" style:parent-style-name="Absatz-Standardschriftart" style:family="text">
      <style:text-properties fo:letter-spacing="-0.0006in"/>
    </style:style>
    <style:style style:name="P31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18" style:parent-style-name="Absatz-Standardschriftart" style:family="text">
      <style:text-properties fo:letter-spacing="-0.0006in"/>
    </style:style>
    <style:style style:name="P31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20" style:parent-style-name="Standard" style:family="paragraph">
      <style:paragraph-properties fo:margin-top="0.0041in"/>
      <style:text-properties style:font-name="Arial" style:font-name-asian="Arial" style:font-name-complex="Arial" fo:font-size="10pt" style:font-size-asian="10pt" style:font-size-complex="10pt"/>
    </style:style>
    <style:style style:name="P321" style:parent-style-name="Überschrift1" style:family="paragraph">
      <style:paragraph-properties fo:margin-top="0in"/>
    </style:style>
    <style:style style:name="T322" style:parent-style-name="Absatz-Standardschriftart" style:family="text">
      <style:text-properties fo:color="#009DE0" fo:letter-spacing="-0.0006in"/>
    </style:style>
    <style:style style:name="P323" style:parent-style-name="Standard" style:family="paragraph">
      <style:paragraph-properties fo:text-align="center" fo:margin-top="0.1041in" fo:margin-right="1.5916in"/>
    </style:style>
    <style:style style:name="T32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25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2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7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2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2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3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3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33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333" style:parent-style-name="Textkörper" style:family="paragraph">
      <style:paragraph-properties fo:margin-top="0.0013in">
        <style:tab-stops>
          <style:tab-stop style:type="left" style:position="0.0006in"/>
        </style:tab-stops>
      </style:paragraph-properties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2in"/>
    </style:style>
    <style:style style:name="P336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337" style:parent-style-name="Absatz-Standardschriftart" style:family="text">
      <style:text-properties fo:color="#0C0303" fo:letter-spacing="-0.0006in"/>
    </style:style>
    <style:style style:name="T338" style:parent-style-name="Absatz-Standardschriftart" style:family="text">
      <style:text-properties fo:color="#0C0303"/>
    </style:style>
    <style:style style:name="T339" style:parent-style-name="Absatz-Standardschriftart" style:family="text">
      <style:text-properties fo:color="#0C0303" fo:letter-spacing="-0.0006in"/>
    </style:style>
    <style:style style:name="T340" style:parent-style-name="Absatz-Standardschriftart" style:family="text">
      <style:text-properties fo:color="#0C0303"/>
    </style:style>
    <style:style style:name="T341" style:parent-style-name="Absatz-Standardschriftart" style:family="text">
      <style:text-properties fo:color="#0C0303" fo:letter-spacing="-0.0006in"/>
    </style:style>
    <style:style style:name="T342" style:parent-style-name="Absatz-Standardschriftart" style:family="text">
      <style:text-properties fo:color="#0C0303" fo:letter-spacing="-0.0013in"/>
    </style:style>
    <style:style style:name="T343" style:parent-style-name="Absatz-Standardschriftart" style:family="text">
      <style:text-properties fo:color="#0C0303"/>
    </style:style>
    <style:style style:name="T344" style:parent-style-name="Absatz-Standardschriftart" style:family="text">
      <style:text-properties fo:color="#0C0303" fo:letter-spacing="-0.0013in"/>
    </style:style>
    <style:style style:name="T345" style:parent-style-name="Absatz-Standardschriftart" style:family="text">
      <style:text-properties fo:color="#0C0303" fo:letter-spacing="-0.0006in"/>
    </style:style>
    <style:style style:name="T346" style:parent-style-name="Absatz-Standardschriftart" style:family="text">
      <style:text-properties fo:color="#0C0303"/>
    </style:style>
    <style:style style:name="T347" style:parent-style-name="Absatz-Standardschriftart" style:family="text">
      <style:text-properties fo:color="#0C0303" fo:letter-spacing="-0.0006in"/>
    </style:style>
    <style:style style:name="T348" style:parent-style-name="Absatz-Standardschriftart" style:family="text">
      <style:text-properties fo:color="#0C0303"/>
    </style:style>
    <style:style style:name="T349" style:parent-style-name="Absatz-Standardschriftart" style:family="text">
      <style:text-properties fo:color="#0C0303" fo:letter-spacing="-0.0006in"/>
    </style:style>
    <style:style style:name="T350" style:parent-style-name="Absatz-Standardschriftart" style:family="text">
      <style:text-properties fo:color="#0C0303" fo:letter-spacing="-0.0013in"/>
    </style:style>
    <style:style style:name="T351" style:parent-style-name="Absatz-Standardschriftart" style:family="text">
      <style:text-properties fo:color="#0C0303" fo:letter-spacing="-0.0006in"/>
    </style:style>
    <style:style style:name="P352" style:parent-style-name="Textkörper" style:family="paragraph">
      <style:paragraph-properties fo:line-height="0.1486in" fo:text-indent="-0.25in">
        <style:tab-stops>
          <style:tab-stop style:type="left" style:position="0.0006in"/>
        </style:tab-stops>
      </style:paragraph-properties>
    </style:style>
    <style:style style:name="T353" style:parent-style-name="Absatz-Standardschriftart" style:family="text">
      <style:text-properties fo:color="#0C0303" fo:letter-spacing="-0.0006in"/>
    </style:style>
    <style:style style:name="P354" style:parent-style-name="Textkörper" style:family="paragraph">
      <style:paragraph-properties fo:line-height="0.143in" fo:text-indent="-0.25in">
        <style:tab-stops>
          <style:tab-stop style:type="left" style:position="0.0006in"/>
        </style:tab-stops>
      </style:paragraph-properties>
    </style:style>
    <style:style style:name="T355" style:parent-style-name="Absatz-Standardschriftart" style:family="text">
      <style:text-properties fo:color="#0C0303" fo:letter-spacing="-0.0006in"/>
    </style:style>
    <style:style style:name="T356" style:parent-style-name="Absatz-Standardschriftart" style:family="text">
      <style:text-properties fo:color="#0C0303" fo:letter-spacing="-0.002in"/>
    </style:style>
    <style:style style:name="T357" style:parent-style-name="Absatz-Standardschriftart" style:family="text">
      <style:text-properties fo:color="#0C0303" fo:letter-spacing="-0.0006in"/>
    </style:style>
    <style:style style:name="T358" style:parent-style-name="Absatz-Standardschriftart" style:family="text">
      <style:text-properties fo:color="#0C0303"/>
    </style:style>
    <style:style style:name="T359" style:parent-style-name="Absatz-Standardschriftart" style:family="text">
      <style:text-properties fo:color="#0C0303" fo:letter-spacing="-0.0006in"/>
    </style:style>
    <style:style style:name="P360" style:parent-style-name="Textkörper" style:family="paragraph">
      <style:paragraph-properties fo:line-height="0.1493in" fo:text-indent="-0.25in">
        <style:tab-stops>
          <style:tab-stop style:type="left" style:position="0.0006in"/>
        </style:tab-stops>
      </style:paragraph-properties>
    </style:style>
    <style:style style:name="T361" style:parent-style-name="Absatz-Standardschriftart" style:family="text">
      <style:text-properties fo:color="#0C0303" fo:letter-spacing="-0.0006in"/>
    </style:style>
    <style:style style:name="T362" style:parent-style-name="Absatz-Standardschriftart" style:family="text">
      <style:text-properties fo:color="#0C0303" fo:letter-spacing="-0.002in"/>
    </style:style>
    <style:style style:name="T363" style:parent-style-name="Absatz-Standardschriftart" style:family="text">
      <style:text-properties fo:color="#0C0303" fo:letter-spacing="-0.0006in"/>
    </style:style>
    <style:style style:name="T364" style:parent-style-name="Absatz-Standardschriftart" style:family="text">
      <style:text-properties fo:color="#0C0303"/>
    </style:style>
    <style:style style:name="T365" style:parent-style-name="Absatz-Standardschriftart" style:family="text">
      <style:text-properties fo:color="#0C0303" fo:letter-spacing="-0.0006in"/>
    </style:style>
    <style:style style:name="T366" style:parent-style-name="Absatz-Standardschriftart" style:family="text">
      <style:text-properties fo:color="#0C0303" fo:letter-spacing="-0.0006in"/>
    </style:style>
    <style:style style:name="T367" style:parent-style-name="Absatz-Standardschriftart" style:family="text">
      <style:text-properties fo:color="#0C0303"/>
    </style:style>
    <style:style style:name="T368" style:parent-style-name="Absatz-Standardschriftart" style:family="text">
      <style:text-properties fo:color="#0C0303" fo:letter-spacing="-0.0006in"/>
    </style:style>
    <style:style style:name="P369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8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79" style:parent-style-name="Textkörper" style:family="paragraph">
      <style:paragraph-properties fo:margin-top="0.0534in" fo:line-height="0.15in" fo:text-indent="-0.25in">
        <style:tab-stops>
          <style:tab-stop style:type="left" style:position="0.0006in"/>
        </style:tab-stops>
      </style:paragraph-properties>
    </style:style>
    <style:style style:name="T380" style:parent-style-name="Absatz-Standardschriftart" style:family="text">
      <style:text-properties fo:color="#0C0303" fo:letter-spacing="-0.0006in"/>
    </style:style>
    <style:style style:name="T381" style:parent-style-name="Absatz-Standardschriftart" style:family="text">
      <style:text-properties fo:color="#0C0303"/>
    </style:style>
    <style:style style:name="T382" style:parent-style-name="Absatz-Standardschriftart" style:family="text">
      <style:text-properties fo:color="#0C0303" fo:letter-spacing="-0.0006in"/>
    </style:style>
    <style:style style:name="P383" style:parent-style-name="Textkörper" style:family="paragraph">
      <style:paragraph-properties fo:line-height="0.1444in" fo:text-indent="-0.25in">
        <style:tab-stops>
          <style:tab-stop style:type="left" style:position="0.0006in"/>
        </style:tab-stops>
      </style:paragraph-properties>
    </style:style>
    <style:style style:name="T384" style:parent-style-name="Absatz-Standardschriftart" style:family="text">
      <style:text-properties fo:color="#0C0303" fo:letter-spacing="-0.0006in"/>
    </style:style>
    <style:style style:name="T385" style:parent-style-name="Absatz-Standardschriftart" style:family="text">
      <style:text-properties fo:color="#0C0303"/>
    </style:style>
    <style:style style:name="T386" style:parent-style-name="Absatz-Standardschriftart" style:family="text">
      <style:text-properties fo:color="#0C0303" fo:letter-spacing="-0.0013in"/>
    </style:style>
    <style:style style:name="T387" style:parent-style-name="Absatz-Standardschriftart" style:family="text">
      <style:text-properties fo:color="#0C0303" fo:letter-spacing="-0.0006in"/>
    </style:style>
    <style:style style:name="T388" style:parent-style-name="Absatz-Standardschriftart" style:family="text">
      <style:text-properties fo:color="#0C0303" fo:letter-spacing="-0.0013in"/>
    </style:style>
    <style:style style:name="T389" style:parent-style-name="Absatz-Standardschriftart" style:family="text">
      <style:text-properties fo:color="#0C0303"/>
    </style:style>
    <style:style style:name="T390" style:parent-style-name="Absatz-Standardschriftart" style:family="text">
      <style:text-properties fo:color="#0C0303" fo:letter-spacing="-0.0013in"/>
    </style:style>
    <style:style style:name="T391" style:parent-style-name="Absatz-Standardschriftart" style:family="text">
      <style:text-properties fo:color="#0C0303" fo:letter-spacing="-0.0006in"/>
    </style:style>
    <style:style style:name="P392" style:parent-style-name="Textkörper" style:family="paragraph">
      <style:paragraph-properties fo:line-height="0.1375in">
        <style:tab-stops>
          <style:tab-stop style:type="left" style:position="0.0006in"/>
        </style:tab-stops>
      </style:paragraph-properties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13in"/>
    </style:style>
    <style:style style:name="T396" style:parent-style-name="Absatz-Standardschriftart" style:family="text">
      <style:text-properties fo:letter-spacing="-0.0034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2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0.0006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2in"/>
    </style:style>
    <style:style style:name="T403" style:parent-style-name="Absatz-Standardschriftart" style:family="text">
      <style:text-properties fo:letter-spacing="-0.0006in"/>
    </style:style>
    <style:style style:name="P404" style:parent-style-name="Textkörper" style:family="paragraph">
      <style:paragraph-properties fo:line-height="0.1486in" fo:text-indent="-0.25in">
        <style:tab-stops>
          <style:tab-stop style:type="left" style:position="0.0006in"/>
        </style:tab-stops>
      </style:paragraph-properties>
    </style:style>
    <style:style style:name="T405" style:parent-style-name="Absatz-Standardschriftart" style:family="text">
      <style:text-properties fo:letter-spacing="-0.0027in"/>
    </style:style>
    <style:style style:name="T406" style:parent-style-name="Absatz-Standardschriftart" style:family="text">
      <style:text-properties fo:letter-spacing="-0.002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2in"/>
    </style:style>
    <style:style style:name="T410" style:parent-style-name="Absatz-Standardschriftart" style:family="text">
      <style:text-properties fo:letter-spacing="-0.0006in"/>
    </style:style>
    <style:style style:name="P411" style:parent-style-name="Textkörper" style:family="paragraph">
      <style:paragraph-properties fo:line-height="0.1444in" fo:text-indent="-0.25in">
        <style:tab-stops>
          <style:tab-stop style:type="left" style:position="0.0006in"/>
        </style:tab-stops>
      </style:paragraph-properties>
    </style:style>
    <style:style style:name="T412" style:parent-style-name="Absatz-Standardschriftart" style:family="text">
      <style:text-properties fo:letter-spacing="-0.0006in"/>
    </style:style>
    <style:style style:name="P413" style:parent-style-name="Textkörper" style:family="paragraph">
      <style:paragraph-properties fo:line-height="0.1444in" fo:text-indent="-0.25in">
        <style:tab-stops>
          <style:tab-stop style:type="left" style:position="0.0006in"/>
        </style:tab-stops>
      </style:paragraph-properties>
    </style:style>
    <style:style style:name="T414" style:parent-style-name="Absatz-Standardschriftart" style:family="text">
      <style:text-properties fo:letter-spacing="-0.0006in"/>
    </style:style>
    <style:style style:name="P415" style:parent-style-name="Textkörper" style:family="paragraph">
      <style:paragraph-properties fo:line-height="0.1375in">
        <style:tab-stops>
          <style:tab-stop style:type="left" style:position="0.0006in"/>
        </style:tab-stops>
      </style:paragraph-properties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2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13in"/>
    </style:style>
    <style:style style:name="T420" style:parent-style-name="Absatz-Standardschriftart" style:family="text">
      <style:text-properties fo:letter-spacing="-0.002in"/>
    </style:style>
    <style:style style:name="T421" style:parent-style-name="Absatz-Standardschriftart" style:family="text">
      <style:text-properties fo:letter-spacing="-0.0006in"/>
    </style:style>
    <style:style style:name="P422" style:parent-style-name="Textkörper" style:family="paragraph">
      <style:paragraph-properties fo:line-height="0.1486in" fo:text-indent="-0.25in">
        <style:tab-stops>
          <style:tab-stop style:type="left" style:position="0.0006in"/>
        </style:tab-stops>
      </style:paragraph-properties>
    </style:style>
    <style:style style:name="P423" style:parent-style-name="Textkörper" style:family="paragraph">
      <style:paragraph-properties fo:line-height="0.1444in" fo:text-indent="-0.25in">
        <style:tab-stops>
          <style:tab-stop style:type="left" style:position="0.0006in"/>
        </style:tab-stops>
      </style:paragraph-properties>
    </style:style>
    <style:style style:name="T424" style:parent-style-name="Absatz-Standardschriftart" style:family="text">
      <style:text-properties fo:letter-spacing="-0.0006in"/>
    </style:style>
    <style:style style:name="P425" style:parent-style-name="Textkörper" style:family="paragraph">
      <style:paragraph-properties fo:line-height="0.1444in" fo:text-indent="-0.25in">
        <style:tab-stops>
          <style:tab-stop style:type="left" style:position="0.0006in"/>
        </style:tab-stops>
      </style:paragraph-properties>
    </style:style>
    <style:style style:name="T426" style:parent-style-name="Absatz-Standardschriftart" style:family="text">
      <style:text-properties fo:letter-spacing="-0.0006in"/>
    </style:style>
    <style:style style:name="P427" style:parent-style-name="Textkörper" style:family="paragraph">
      <style:paragraph-properties fo:line-height="99%" fo:margin-right="0.3798in">
        <style:tab-stops>
          <style:tab-stop style:type="left" style:position="0.0006in"/>
        </style:tab-stops>
      </style:paragraph-properties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2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2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13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style:font-name="Times New Roman" fo:letter-spacing="0.057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13in"/>
    </style:style>
    <style:style style:name="T444" style:parent-style-name="Absatz-Standardschriftart" style:family="text">
      <style:text-properties fo:letter-spacing="-0.0006in"/>
    </style:style>
    <style:style style:name="P445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2in"/>
    </style:style>
    <style:style style:name="T448" style:parent-style-name="Absatz-Standardschriftart" style:family="text">
      <style:text-properties fo:letter-spacing="-0.0006in"/>
    </style:style>
    <style:style style:name="P449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06in"/>
    </style:style>
    <style:style style:name="P452" style:parent-style-name="Textkörper" style:family="paragraph">
      <style:paragraph-properties fo:line-height="0.1423in">
        <style:tab-stops>
          <style:tab-stop style:type="left" style:position="0.0006in"/>
        </style:tab-stops>
      </style:paragraph-properties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27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-0.0013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06in"/>
    </style:style>
    <style:style style:name="P465" style:parent-style-name="Standard" style:family="paragraph">
      <style:paragraph-properties fo:line-height="0.1423in" fo:margin-left="1.3305in">
        <style:tab-stops/>
      </style:paragraph-properties>
    </style:style>
    <style:style style:name="T46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6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6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6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0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7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3" style:parent-style-name="Absatz-Standardschriftart" style:family="text">
      <style:text-properties style:font-name="Arial" fo:font-style="italic" style:font-style-asian="italic" fo:letter-spacing="0.002in" fo:font-size="9pt" style:font-size-asian="9pt"/>
    </style:style>
    <style:style style:name="T474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75" style:parent-style-name="Absatz-Standardschriftart" style:family="text">
      <style:text-properties style:font-name="Arial" fo:font-style="italic" style:font-style-asian="italic" fo:letter-spacing="0.0013in" fo:font-size="9pt" style:font-size-asian="9pt"/>
    </style:style>
    <style:style style:name="T476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7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8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485" style:parent-style-name="Textkörper" style:family="paragraph">
      <style:paragraph-properties fo:margin-top="0.0013in">
        <style:tab-stops>
          <style:tab-stop style:type="left" style:position="0.0006in"/>
        </style:tab-stops>
      </style:paragraph-properties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13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06in"/>
    </style:style>
    <style:style style:name="P491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2in"/>
    </style:style>
    <style:style style:name="T498" style:parent-style-name="Absatz-Standardschriftart" style:family="text">
      <style:text-properties fo:letter-spacing="-0.0013in"/>
    </style:style>
    <style:style style:name="T499" style:parent-style-name="Absatz-Standardschriftart" style:family="text">
      <style:text-properties fo:letter-spacing="-0.002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0.0041in"/>
    </style:style>
    <style:style style:name="T504" style:parent-style-name="Absatz-Standardschriftart" style:family="text">
      <style:text-properties fo:letter-spacing="-0.0006in"/>
    </style:style>
    <style:style style:name="P505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13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13in"/>
    </style:style>
    <style:style style:name="T510" style:parent-style-name="Absatz-Standardschriftart" style:family="text">
      <style:text-properties fo:letter-spacing="-0.0006in"/>
    </style:style>
    <style:style style:name="P511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13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13in"/>
    </style:style>
    <style:style style:name="T518" style:parent-style-name="Absatz-Standardschriftart" style:family="text">
      <style:text-properties fo:letter-spacing="-0.0013in"/>
    </style:style>
    <style:style style:name="T519" style:parent-style-name="Absatz-Standardschriftart" style:family="text">
      <style:text-properties fo:letter-spacing="-0.0006in"/>
    </style:style>
    <style:style style:name="P520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521" style:parent-style-name="Absatz-Standardschriftart" style:family="text">
      <style:text-properties fo:letter-spacing="-0.002in"/>
    </style:style>
    <style:style style:name="T522" style:parent-style-name="Absatz-Standardschriftart" style:family="text">
      <style:text-properties fo:letter-spacing="-0.0013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13in"/>
    </style:style>
    <style:style style:name="T525" style:parent-style-name="Absatz-Standardschriftart" style:family="text">
      <style:text-properties fo:letter-spacing="-0.002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13in"/>
    </style:style>
    <style:style style:name="T528" style:parent-style-name="Absatz-Standardschriftart" style:family="text">
      <style:text-properties fo:letter-spacing="-0.002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13in"/>
    </style:style>
    <style:style style:name="T531" style:parent-style-name="Absatz-Standardschriftart" style:family="text">
      <style:text-properties fo:letter-spacing="-0.002in"/>
    </style:style>
    <style:style style:name="T532" style:parent-style-name="Absatz-Standardschriftart" style:family="text">
      <style:text-properties fo:letter-spacing="-0.0006in"/>
    </style:style>
    <style:style style:name="P533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534" style:parent-style-name="Absatz-Standardschriftart" style:family="text">
      <style:text-properties fo:letter-spacing="-0.0013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13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27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-0.002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13in"/>
    </style:style>
    <style:style style:name="T544" style:parent-style-name="Absatz-Standardschriftart" style:family="text">
      <style:text-properties fo:letter-spacing="-0.0006in"/>
    </style:style>
    <style:style style:name="P545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13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-0.0013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-0.0013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13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13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13in"/>
    </style:style>
    <style:style style:name="T559" style:parent-style-name="Absatz-Standardschriftart" style:family="text">
      <style:text-properties fo:letter-spacing="-0.002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06in"/>
    </style:style>
    <style:style style:name="P562" style:parent-style-name="Textkörper" style:family="paragraph">
      <style:paragraph-properties fo:margin-right="0.3479in">
        <style:tab-stops>
          <style:tab-stop style:type="left" style:position="0.0006in"/>
        </style:tab-stops>
      </style:paragraph-properties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13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13in"/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13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13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-0.002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style:font-name="Times New Roman" fo:letter-spacing="0.0437in"/>
    </style:style>
    <style:style style:name="T581" style:parent-style-name="Absatz-Standardschriftart" style:family="text">
      <style:text-properties fo:letter-spacing="-0.0006in"/>
    </style:style>
    <style:style style:name="P582" style:parent-style-name="Standard" style:family="paragraph">
      <style:paragraph-properties fo:line-height="0.1416in" fo:margin-left="1.3305in">
        <style:tab-stops/>
      </style:paragraph-properties>
    </style:style>
    <style:style style:name="T58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8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8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8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87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58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8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9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2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593" style:parent-style-name="Absatz-Standardschriftart" style:family="text">
      <style:text-properties style:font-name="Arial" fo:font-style="italic" style:font-style-asian="italic" fo:letter-spacing="0.0013in" fo:font-size="9pt" style:font-size-asian="9pt"/>
    </style:style>
    <style:style style:name="T59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97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9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99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60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01" style:parent-style-name="Absatz-Standardschriftart" style:family="text">
      <style:text-properties style:font-name="Arial" fo:font-style="italic" style:font-style-asian="italic" fo:letter-spacing="0.0027in" fo:font-size="9pt" style:font-size-asian="9pt"/>
    </style:style>
    <style:style style:name="T60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0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0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605" style:parent-style-name="Textkörper" style:family="paragraph">
      <style:paragraph-properties fo:margin-top="0.0027in" fo:line-height="0.1437in">
        <style:tab-stops>
          <style:tab-stop style:type="left" style:position="0.0006in"/>
        </style:tab-stops>
      </style:paragraph-properties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-0.0006in"/>
    </style:style>
    <style:style style:name="T608" style:parent-style-name="Absatz-Standardschriftart" style:family="text">
      <style:text-properties fo:letter-spacing="0.0006in"/>
    </style:style>
    <style:style style:name="T609" style:parent-style-name="Absatz-Standardschriftart" style:family="text">
      <style:text-properties fo:letter-spacing="-0.0006in"/>
    </style:style>
    <style:style style:name="T610" style:parent-style-name="Absatz-Standardschriftart" style:family="text">
      <style:text-properties fo:letter-spacing="-0.002in"/>
    </style:style>
    <style:style style:name="T611" style:parent-style-name="Absatz-Standardschriftart" style:family="text">
      <style:text-properties fo:letter-spacing="-0.0013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13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13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-0.002in"/>
    </style:style>
    <style:style style:name="T619" style:parent-style-name="Absatz-Standardschriftart" style:family="text">
      <style:text-properties fo:letter-spacing="-0.0013in"/>
    </style:style>
    <style:style style:name="T620" style:parent-style-name="Absatz-Standardschriftart" style:family="text">
      <style:text-properties fo:letter-spacing="-0.0006in"/>
    </style:style>
    <style:style style:name="P621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22" style:parent-style-name="Absatz-Standardschriftart" style:family="text">
      <style:text-properties fo:letter-spacing="-0.0013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34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06in"/>
    </style:style>
    <style:style style:name="P629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13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13in"/>
    </style:style>
    <style:style style:name="T634" style:parent-style-name="Absatz-Standardschriftart" style:family="text">
      <style:text-properties fo:letter-spacing="-0.0006in"/>
    </style:style>
    <style:style style:name="P635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13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0.0006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06in"/>
    </style:style>
    <style:style style:name="P642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643" style:parent-style-name="Absatz-Standardschriftart" style:family="text">
      <style:text-properties fo:letter-spacing="-0.0013in"/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-0.002in"/>
    </style:style>
    <style:style style:name="T646" style:parent-style-name="Absatz-Standardschriftart" style:family="text">
      <style:text-properties fo:letter-spacing="-0.0013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-0.0013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-0.002in"/>
    </style:style>
    <style:style style:name="T654" style:parent-style-name="Absatz-Standardschriftart" style:family="text">
      <style:text-properties fo:letter-spacing="-0.0006in"/>
    </style:style>
    <style:style style:name="T655" style:parent-style-name="Absatz-Standardschriftart" style:family="text">
      <style:text-properties fo:letter-spacing="-0.0013in"/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13in"/>
    </style:style>
    <style:style style:name="T658" style:parent-style-name="Absatz-Standardschriftart" style:family="text">
      <style:text-properties fo:letter-spacing="-0.0006in"/>
    </style:style>
    <style:style style:name="P659" style:parent-style-name="Textkörper" style:family="paragraph">
      <style:paragraph-properties fo:margin-right="0.3479in">
        <style:tab-stops>
          <style:tab-stop style:type="left" style:position="0.0006in"/>
        </style:tab-stops>
      </style:paragraph-properties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13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13in"/>
    </style:style>
    <style:style style:name="T664" style:parent-style-name="Absatz-Standardschriftart" style:family="text">
      <style:text-properties fo:letter-spacing="-0.0013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13in"/>
    </style:style>
    <style:style style:name="T670" style:parent-style-name="Absatz-Standardschriftart" style:family="text">
      <style:text-properties fo:letter-spacing="-0.0006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13in"/>
    </style:style>
    <style:style style:name="T674" style:parent-style-name="Absatz-Standardschriftart" style:family="text">
      <style:text-properties fo:letter-spacing="-0.0013in"/>
    </style:style>
    <style:style style:name="T675" style:parent-style-name="Absatz-Standardschriftart" style:family="text">
      <style:text-properties fo:letter-spacing="-0.002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style:font-name="Times New Roman" fo:letter-spacing="0.0437in"/>
    </style:style>
    <style:style style:name="T678" style:parent-style-name="Absatz-Standardschriftart" style:family="text">
      <style:text-properties fo:letter-spacing="-0.0006in"/>
    </style:style>
    <style:style style:name="P679" style:parent-style-name="Standard" style:family="paragraph">
      <style:paragraph-properties fo:line-height="100%" fo:margin-left="1.3305in">
        <style:tab-stops/>
      </style:paragraph-properties>
    </style:style>
    <style:style style:name="T68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8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8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84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68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8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68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88" style:parent-style-name="Absatz-Standardschriftart" style:family="text">
      <style:text-properties style:font-name="Arial" fo:font-style="italic" style:font-style-asian="italic" fo:letter-spacing="0.002in" fo:font-size="9pt" style:font-size-asian="9pt"/>
    </style:style>
    <style:style style:name="T689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69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9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9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9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94" style:parent-style-name="Absatz-Standardschriftart" style:family="text">
      <style:text-properties style:font-name="Arial" fo:font-style="italic" style:font-style-asian="italic" fo:letter-spacing="0.0013in" fo:font-size="9pt" style:font-size-asian="9pt"/>
    </style:style>
    <style:style style:name="T695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69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97" style:parent-style-name="Absatz-Standardschriftart" style:family="text">
      <style:text-properties style:font-name="Arial" fo:font-style="italic" style:font-style-asian="italic" fo:letter-spacing="0.0048in" fo:font-size="9pt" style:font-size-asian="9pt"/>
    </style:style>
    <style:style style:name="T69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9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70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70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70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70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70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70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706" style:parent-style-name="Absatz-Standardschriftart" style:family="text">
      <style:text-properties style:font-name="Times New Roman" fo:font-style="italic" style:font-style-asian="italic" fo:letter-spacing="0.0395in" fo:font-size="9pt" style:font-size-asian="9pt"/>
    </style:style>
    <style:style style:name="T70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708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0.0006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2in"/>
    </style:style>
    <style:style style:name="T714" style:parent-style-name="Absatz-Standardschriftart" style:family="text">
      <style:text-properties fo:letter-spacing="-0.0013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13in"/>
    </style:style>
    <style:style style:name="T717" style:parent-style-name="Absatz-Standardschriftart" style:family="text">
      <style:text-properties fo:letter-spacing="-0.002in"/>
    </style:style>
    <style:style style:name="T718" style:parent-style-name="Absatz-Standardschriftart" style:family="text">
      <style:text-properties fo:letter-spacing="-0.0013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2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-0.0006in"/>
    </style:style>
    <style:style style:name="P723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-0.0006in"/>
    </style:style>
    <style:style style:name="T726" style:parent-style-name="Absatz-Standardschriftart" style:family="text">
      <style:text-properties fo:letter-spacing="0.0006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2in"/>
    </style:style>
    <style:style style:name="T729" style:parent-style-name="Absatz-Standardschriftart" style:family="text">
      <style:text-properties fo:letter-spacing="-0.0013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fo:letter-spacing="-0.0013in"/>
    </style:style>
    <style:style style:name="T732" style:parent-style-name="Absatz-Standardschriftart" style:family="text">
      <style:text-properties fo:letter-spacing="-0.002in"/>
    </style:style>
    <style:style style:name="T733" style:parent-style-name="Absatz-Standardschriftart" style:family="text">
      <style:text-properties fo:letter-spacing="-0.0013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06in"/>
    </style:style>
    <style:style style:name="P737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738" style:parent-style-name="Absatz-Standardschriftart" style:family="text">
      <style:text-properties fo:letter-spacing="-0.0013in"/>
    </style:style>
    <style:style style:name="T739" style:parent-style-name="Absatz-Standardschriftart" style:family="text">
      <style:text-properties fo:letter-spacing="-0.0006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-0.0013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13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2in"/>
    </style:style>
    <style:style style:name="T748" style:parent-style-name="Absatz-Standardschriftart" style:family="text">
      <style:text-properties fo:letter-spacing="-0.0006in"/>
    </style:style>
    <style:style style:name="P749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13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13in"/>
    </style:style>
    <style:style style:name="T754" style:parent-style-name="Absatz-Standardschriftart" style:family="text">
      <style:text-properties fo:letter-spacing="-0.0006in"/>
    </style:style>
    <style:style style:name="P755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756" style:parent-style-name="Absatz-Standardschriftart" style:family="text">
      <style:text-properties fo:letter-spacing="-0.0006in"/>
    </style:style>
    <style:style style:name="T757" style:parent-style-name="Absatz-Standardschriftart" style:family="text">
      <style:text-properties fo:letter-spacing="-0.0013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fo:letter-spacing="0.0006in"/>
    </style:style>
    <style:style style:name="T760" style:parent-style-name="Absatz-Standardschriftart" style:family="text">
      <style:text-properties fo:letter-spacing="-0.0006in"/>
    </style:style>
    <style:style style:name="T761" style:parent-style-name="Absatz-Standardschriftart" style:family="text">
      <style:text-properties fo:letter-spacing="-0.0013in"/>
    </style:style>
    <style:style style:name="T762" style:parent-style-name="Absatz-Standardschriftart" style:family="text">
      <style:text-properties fo:letter-spacing="-0.0013in"/>
    </style:style>
    <style:style style:name="T763" style:parent-style-name="Absatz-Standardschriftart" style:family="text">
      <style:text-properties fo:letter-spacing="-0.0006in"/>
    </style:style>
    <style:style style:name="P764" style:parent-style-name="Textkörper" style:family="paragraph">
      <style:paragraph-properties fo:margin-right="0.2347in">
        <style:tab-stops>
          <style:tab-stop style:type="left" style:position="0.0006in"/>
        </style:tab-stops>
      </style:paragraph-properties>
    </style:style>
    <style:style style:name="T765" style:parent-style-name="Absatz-Standardschriftart" style:family="text">
      <style:text-properties fo:letter-spacing="-0.0013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13in"/>
    </style:style>
    <style:style style:name="T768" style:parent-style-name="Absatz-Standardschriftart" style:family="text">
      <style:text-properties fo:letter-spacing="-0.002in"/>
    </style:style>
    <style:style style:name="T769" style:parent-style-name="Absatz-Standardschriftart" style:family="text">
      <style:text-properties fo:letter-spacing="-0.0006in"/>
    </style:style>
    <style:style style:name="T770" style:parent-style-name="Absatz-Standardschriftart" style:family="text">
      <style:text-properties fo:letter-spacing="-0.0013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2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06in"/>
    </style:style>
    <style:style style:name="T775" style:parent-style-name="Absatz-Standardschriftart" style:family="text">
      <style:text-properties fo:letter-spacing="-0.0013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13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13in"/>
    </style:style>
    <style:style style:name="T780" style:parent-style-name="Absatz-Standardschriftart" style:family="text">
      <style:text-properties style:font-name="Times New Roman" fo:letter-spacing="0.0423in"/>
    </style:style>
    <style:style style:name="T781" style:parent-style-name="Absatz-Standardschriftart" style:family="text">
      <style:text-properties fo:letter-spacing="-0.0006in"/>
    </style:style>
    <style:style style:name="P782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783" style:parent-style-name="Absatz-Standardschriftart" style:family="text">
      <style:text-properties fo:letter-spacing="-0.0013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2in"/>
    </style:style>
    <style:style style:name="T786" style:parent-style-name="Absatz-Standardschriftart" style:family="text">
      <style:text-properties fo:letter-spacing="-0.0013in"/>
    </style:style>
    <style:style style:name="T787" style:parent-style-name="Absatz-Standardschriftart" style:family="text">
      <style:text-properties fo:letter-spacing="-0.0006in"/>
    </style:style>
    <style:style style:name="T788" style:parent-style-name="Absatz-Standardschriftart" style:family="text">
      <style:text-properties fo:letter-spacing="-0.002in"/>
    </style:style>
    <style:style style:name="T789" style:parent-style-name="Absatz-Standardschriftart" style:family="text">
      <style:text-properties fo:letter-spacing="-0.0006in"/>
    </style:style>
    <style:style style:name="T790" style:parent-style-name="Absatz-Standardschriftart" style:family="text">
      <style:text-properties fo:letter-spacing="-0.0006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-0.0013in"/>
    </style:style>
    <style:style style:name="T793" style:parent-style-name="Absatz-Standardschriftart" style:family="text">
      <style:text-properties fo:letter-spacing="-0.0006in"/>
    </style:style>
    <style:style style:name="T794" style:parent-style-name="Absatz-Standardschriftart" style:family="text">
      <style:text-properties fo:letter-spacing="0.0069in"/>
    </style:style>
    <style:style style:name="T795" style:parent-style-name="Absatz-Standardschriftart" style:family="text">
      <style:text-properties fo:letter-spacing="-0.0006in"/>
    </style:style>
    <style:style style:name="P796" style:parent-style-name="Textkörper" style:family="paragraph">
      <style:paragraph-properties fo:margin-right="0.3479in">
        <style:tab-stops>
          <style:tab-stop style:type="left" style:position="0.0006in"/>
        </style:tab-stops>
      </style:paragraph-properties>
    </style:style>
    <style:style style:name="T797" style:parent-style-name="Absatz-Standardschriftart" style:family="text">
      <style:text-properties fo:letter-spacing="-0.0006in"/>
    </style:style>
    <style:style style:name="T798" style:parent-style-name="Absatz-Standardschriftart" style:family="text">
      <style:text-properties fo:letter-spacing="-0.0013in"/>
    </style:style>
    <style:style style:name="T799" style:parent-style-name="Absatz-Standardschriftart" style:family="text">
      <style:text-properties fo:letter-spacing="-0.0006in"/>
    </style:style>
    <style:style style:name="T800" style:parent-style-name="Absatz-Standardschriftart" style:family="text">
      <style:text-properties fo:letter-spacing="-0.0013in"/>
    </style:style>
    <style:style style:name="T801" style:parent-style-name="Absatz-Standardschriftart" style:family="text">
      <style:text-properties fo:letter-spacing="-0.0013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13in"/>
    </style:style>
    <style:style style:name="T807" style:parent-style-name="Absatz-Standardschriftart" style:family="text">
      <style:text-properties fo:letter-spacing="-0.0006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-0.0013in"/>
    </style:style>
    <style:style style:name="T811" style:parent-style-name="Absatz-Standardschriftart" style:family="text">
      <style:text-properties fo:letter-spacing="-0.0013in"/>
    </style:style>
    <style:style style:name="T812" style:parent-style-name="Absatz-Standardschriftart" style:family="text">
      <style:text-properties fo:letter-spacing="-0.002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style:font-name="Times New Roman" fo:letter-spacing="0.0437in"/>
    </style:style>
    <style:style style:name="T815" style:parent-style-name="Absatz-Standardschriftart" style:family="text">
      <style:text-properties fo:letter-spacing="-0.0006in"/>
    </style:style>
    <style:style style:name="P816" style:parent-style-name="Standard" style:family="paragraph">
      <style:paragraph-properties fo:line-height="0.1416in" fo:margin-left="1.3305in">
        <style:tab-stops/>
      </style:paragraph-properties>
    </style:style>
    <style:style style:name="T81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1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81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2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82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2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82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2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82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26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82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82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82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83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P831" style:parent-style-name="Textkörper" style:family="paragraph">
      <style:paragraph-properties fo:margin-top="0.0027in" fo:line-height="0.1437in">
        <style:tab-stops>
          <style:tab-stop style:type="left" style:position="0.0006in"/>
        </style:tab-stops>
      </style:paragraph-properties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13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06in"/>
    </style:style>
    <style:style style:name="P837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fo:letter-spacing="0.0006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-0.0013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13in"/>
    </style:style>
    <style:style style:name="T845" style:parent-style-name="Absatz-Standardschriftart" style:family="text">
      <style:text-properties fo:letter-spacing="-0.0013in"/>
    </style:style>
    <style:style style:name="T846" style:parent-style-name="Absatz-Standardschriftart" style:family="text">
      <style:text-properties fo:letter-spacing="-0.002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-0.0013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-0.0006in"/>
    </style:style>
    <style:style style:name="P851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0.0006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2in"/>
    </style:style>
    <style:style style:name="T857" style:parent-style-name="Absatz-Standardschriftart" style:family="text">
      <style:text-properties fo:letter-spacing="-0.0013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13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13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2in"/>
    </style:style>
    <style:style style:name="T865" style:parent-style-name="Absatz-Standardschriftart" style:family="text">
      <style:text-properties fo:letter-spacing="-0.0013in"/>
    </style:style>
    <style:style style:name="T866" style:parent-style-name="Absatz-Standardschriftart" style:family="text">
      <style:text-properties fo:letter-spacing="-0.0006in"/>
    </style:style>
    <style:style style:name="P867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868" style:parent-style-name="Absatz-Standardschriftart" style:family="text">
      <style:text-properties fo:letter-spacing="-0.0013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06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34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06in"/>
    </style:style>
    <style:style style:name="P875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13in"/>
    </style:style>
    <style:style style:name="T878" style:parent-style-name="Absatz-Standardschriftart" style:family="text">
      <style:text-properties fo:letter-spacing="-0.0006in"/>
    </style:style>
    <style:style style:name="T879" style:parent-style-name="Absatz-Standardschriftart" style:family="text">
      <style:text-properties fo:letter-spacing="-0.0013in"/>
    </style:style>
    <style:style style:name="T880" style:parent-style-name="Absatz-Standardschriftart" style:family="text">
      <style:text-properties fo:letter-spacing="-0.0006in"/>
    </style:style>
    <style:style style:name="P881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882" style:parent-style-name="Absatz-Standardschriftart" style:family="text">
      <style:text-properties fo:letter-spacing="-0.0006in"/>
    </style:style>
    <style:style style:name="T883" style:parent-style-name="Absatz-Standardschriftart" style:family="text">
      <style:text-properties fo:letter-spacing="-0.001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0.0006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13in"/>
    </style:style>
    <style:style style:name="T888" style:parent-style-name="Absatz-Standardschriftart" style:family="text">
      <style:text-properties fo:letter-spacing="0.0006in"/>
    </style:style>
    <style:style style:name="T889" style:parent-style-name="Absatz-Standardschriftart" style:family="text">
      <style:text-properties fo:letter-spacing="-0.0006in"/>
    </style:style>
    <style:style style:name="P890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891" style:parent-style-name="Absatz-Standardschriftart" style:family="text">
      <style:text-properties fo:letter-spacing="-0.0013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13in"/>
    </style:style>
    <style:style style:name="T894" style:parent-style-name="Absatz-Standardschriftart" style:family="text">
      <style:text-properties fo:letter-spacing="-0.002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2in"/>
    </style:style>
    <style:style style:name="T898" style:parent-style-name="Absatz-Standardschriftart" style:family="text">
      <style:text-properties fo:letter-spacing="-0.0006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fo:letter-spacing="-0.0006in"/>
    </style:style>
    <style:style style:name="P902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2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13in"/>
    </style:style>
    <style:style style:name="T908" style:parent-style-name="Absatz-Standardschriftart" style:family="text">
      <style:text-properties fo:letter-spacing="-0.002in"/>
    </style:style>
    <style:style style:name="T909" style:parent-style-name="Absatz-Standardschriftart" style:family="text">
      <style:text-properties fo:letter-spacing="-0.0013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-0.002in"/>
    </style:style>
    <style:style style:name="T912" style:parent-style-name="Absatz-Standardschriftart" style:family="text">
      <style:text-properties fo:letter-spacing="-0.0013in"/>
    </style:style>
    <style:style style:name="T913" style:parent-style-name="Absatz-Standardschriftart" style:family="text">
      <style:text-properties fo:letter-spacing="-0.0013in"/>
    </style:style>
    <style:style style:name="T914" style:parent-style-name="Absatz-Standardschriftart" style:family="text">
      <style:text-properties fo:letter-spacing="-0.002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13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P919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920" style:parent-style-name="Absatz-Standardschriftart" style:family="text">
      <style:text-properties fo:letter-spacing="-0.002in"/>
    </style:style>
    <style:style style:name="T921" style:parent-style-name="Absatz-Standardschriftart" style:family="text">
      <style:text-properties fo:letter-spacing="-0.0013in"/>
    </style:style>
    <style:style style:name="T922" style:parent-style-name="Absatz-Standardschriftart" style:family="text">
      <style:text-properties fo:letter-spacing="-0.002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13in"/>
    </style:style>
    <style:style style:name="T925" style:parent-style-name="Absatz-Standardschriftart" style:family="text">
      <style:text-properties fo:letter-spacing="-0.0006in"/>
    </style:style>
    <style:style style:name="T926" style:parent-style-name="Absatz-Standardschriftart" style:family="text">
      <style:text-properties fo:letter-spacing="-0.002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0.0006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13in"/>
    </style:style>
    <style:style style:name="T931" style:parent-style-name="Absatz-Standardschriftart" style:family="text">
      <style:text-properties fo:letter-spacing="-0.0006in"/>
    </style:style>
    <style:style style:name="T932" style:parent-style-name="Absatz-Standardschriftart" style:family="text">
      <style:text-properties fo:letter-spacing="-0.002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06in"/>
    </style:style>
    <style:style style:name="T935" style:parent-style-name="Absatz-Standardschriftart" style:family="text">
      <style:text-properties fo:letter-spacing="0.0006in"/>
    </style:style>
    <style:style style:name="T936" style:parent-style-name="Absatz-Standardschriftart" style:family="text">
      <style:text-properties fo:letter-spacing="-0.0013in"/>
    </style:style>
    <style:style style:name="T937" style:parent-style-name="Absatz-Standardschriftart" style:family="text">
      <style:text-properties fo:letter-spacing="-0.0006in"/>
    </style:style>
    <style:style style:name="P938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-0.0013in"/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13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13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fo:letter-spacing="-0.0006in"/>
    </style:style>
    <style:style style:name="T948" style:parent-style-name="Absatz-Standardschriftart" style:family="text">
      <style:text-properties fo:letter-spacing="-0.0013in"/>
    </style:style>
    <style:style style:name="T949" style:parent-style-name="Absatz-Standardschriftart" style:family="text">
      <style:text-properties fo:letter-spacing="-0.0006in"/>
    </style:style>
    <style:style style:name="T950" style:parent-style-name="Absatz-Standardschriftart" style:family="text">
      <style:text-properties fo:letter-spacing="-0.0013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06in"/>
    </style:style>
    <style:style style:name="T953" style:parent-style-name="Absatz-Standardschriftart" style:family="text">
      <style:text-properties fo:letter-spacing="-0.0013in"/>
    </style:style>
    <style:style style:name="T954" style:parent-style-name="Absatz-Standardschriftart" style:family="text">
      <style:text-properties fo:letter-spacing="-0.002in"/>
    </style:style>
    <style:style style:name="T955" style:parent-style-name="Absatz-Standardschriftart" style:family="text">
      <style:text-properties fo:letter-spacing="-0.0006in"/>
    </style:style>
    <style:style style:name="P956" style:parent-style-name="Textkörper" style:family="paragraph">
      <style:paragraph-properties fo:margin-right="0.3479in">
        <style:tab-stops>
          <style:tab-stop style:type="left" style:position="0.0006in"/>
        </style:tab-stops>
      </style:paragraph-properties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13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13in"/>
    </style:style>
    <style:style style:name="T961" style:parent-style-name="Absatz-Standardschriftart" style:family="text">
      <style:text-properties fo:letter-spacing="-0.0013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-0.0013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-0.0013in"/>
    </style:style>
    <style:style style:name="T971" style:parent-style-name="Absatz-Standardschriftart" style:family="text">
      <style:text-properties fo:letter-spacing="-0.0013in"/>
    </style:style>
    <style:style style:name="T972" style:parent-style-name="Absatz-Standardschriftart" style:family="text">
      <style:text-properties fo:letter-spacing="-0.002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style:font-name="Times New Roman" fo:letter-spacing="0.0437in"/>
    </style:style>
    <style:style style:name="T975" style:parent-style-name="Absatz-Standardschriftart" style:family="text">
      <style:text-properties fo:letter-spacing="-0.0006in"/>
    </style:style>
    <style:style style:name="P976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13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2in"/>
    </style:style>
    <style:style style:name="T981" style:parent-style-name="Absatz-Standardschriftart" style:family="text">
      <style:text-properties fo:letter-spacing="-0.0013in"/>
    </style:style>
    <style:style style:name="T982" style:parent-style-name="Absatz-Standardschriftart" style:family="text">
      <style:text-properties fo:letter-spacing="-0.002in"/>
    </style:style>
    <style:style style:name="T983" style:parent-style-name="Absatz-Standardschriftart" style:family="text">
      <style:text-properties fo:letter-spacing="-0.0006in"/>
    </style:style>
    <style:style style:name="P984" style:parent-style-name="Textkörper" style:family="paragraph">
      <style:paragraph-properties fo:margin-top="0.0013in" fo:line-height="0.1437in">
        <style:tab-stops>
          <style:tab-stop style:type="left" style:position="0.0006in"/>
        </style:tab-stops>
      </style:paragraph-properties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0.0006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34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13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06in"/>
    </style:style>
    <style:style style:name="P99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994" style:parent-style-name="Absatz-Standardschriftart" style:family="text">
      <style:text-properties fo:letter-spacing="-0.0013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13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fo:letter-spacing="-0.0006in"/>
    </style:style>
    <style:style style:name="P1000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13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13in"/>
    </style:style>
    <style:style style:name="P1006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1007" style:parent-style-name="Absatz-Standardschriftart" style:family="text">
      <style:text-properties fo:letter-spacing="-0.0006in"/>
    </style:style>
    <style:style style:name="T1008" style:parent-style-name="Absatz-Standardschriftart" style:family="text">
      <style:text-properties fo:letter-spacing="-0.002in"/>
    </style:style>
    <style:style style:name="P1009" style:parent-style-name="Textkörper" style:family="paragraph">
      <style:paragraph-properties fo:margin-top="0.0013in" fo:margin-right="0.5284in">
        <style:tab-stops>
          <style:tab-stop style:type="left" style:position="0.0006in"/>
        </style:tab-stops>
      </style:paragraph-properties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-0.002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2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2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-0.002in"/>
    </style:style>
    <style:style style:name="T1019" style:parent-style-name="Absatz-Standardschriftart" style:family="text">
      <style:text-properties fo:letter-spacing="-0.0006in"/>
    </style:style>
    <style:style style:name="T1020" style:parent-style-name="Absatz-Standardschriftart" style:family="text">
      <style:text-properties fo:letter-spacing="-0.0013in"/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style:font-name="Times New Roman" fo:letter-spacing="0.0659in"/>
    </style:style>
    <style:style style:name="T1023" style:parent-style-name="Absatz-Standardschriftart" style:family="text">
      <style:text-properties fo:letter-spacing="-0.0006in"/>
    </style:style>
    <style:style style:name="P1024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03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3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3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34" style:parent-style-name="Standard" style:family="paragraph">
      <style:paragraph-properties fo:margin-top="0.0048in"/>
      <style:text-properties style:font-name="Arial" style:font-name-asian="Arial" style:font-name-complex="Arial" fo:font-size="10pt" style:font-size-asian="10pt" style:font-size-complex="10pt"/>
    </style:style>
    <style:style style:name="T1035" style:parent-style-name="Absatz-Standardschriftart" style:family="text">
      <style:text-properties fo:color="#009DE0" fo:letter-spacing="-0.0006in"/>
    </style:style>
    <style:style style:name="T1036" style:parent-style-name="Absatz-Standardschriftart" style:family="text">
      <style:text-properties fo:color="#009DE0" fo:letter-spacing="-0.0076in"/>
    </style:style>
    <style:style style:name="T1037" style:parent-style-name="Absatz-Standardschriftart" style:family="text">
      <style:text-properties fo:color="#009DE0" fo:letter-spacing="-0.0006in"/>
    </style:style>
    <style:style style:name="T1038" style:parent-style-name="Absatz-Standardschriftart" style:family="text">
      <style:text-properties fo:color="#009DE0" fo:letter-spacing="-0.009in"/>
    </style:style>
    <style:style style:name="T1039" style:parent-style-name="Absatz-Standardschriftart" style:family="text">
      <style:text-properties fo:color="#009DE0" fo:letter-spacing="-0.0006in"/>
    </style:style>
    <style:style style:name="P1040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104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4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4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44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4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46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4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48" style:parent-style-name="Standard" style:family="paragraph">
      <style:paragraph-properties fo:margin-top="0.0041in"/>
      <style:text-properties style:font-name="Arial" style:font-name-asian="Arial" style:font-name-complex="Arial" fo:font-size="7pt" style:font-size-asian="7pt" style:font-size-complex="7pt"/>
    </style:style>
    <style:style style:name="T1049" style:parent-style-name="Absatz-Standardschriftart" style:family="text">
      <style:text-properties fo:color="#009DE0" fo:letter-spacing="-0.0006in"/>
    </style:style>
    <style:style style:name="P1050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105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5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4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5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6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5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58" style:parent-style-name="Standard" style:family="paragraph">
      <style:paragraph-properties fo:margin-top="0.0041in"/>
      <style:text-properties style:font-name="Arial" style:font-name-asian="Arial" style:font-name-complex="Arial" fo:font-size="7pt" style:font-size-asian="7pt" style:font-size-complex="7pt"/>
    </style:style>
    <style:style style:name="T1059" style:parent-style-name="Absatz-Standardschriftart" style:family="text">
      <style:text-properties fo:color="#009DE0" fo:letter-spacing="-0.0006in"/>
    </style:style>
    <style:style style:name="P1060" style:parent-style-name="Textkörper" style:family="paragraph">
      <style:paragraph-properties fo:margin-top="0.1055in" fo:margin-left="0.9138in" fo:text-indent="0in">
        <style:tab-stops/>
      </style:paragraph-properties>
    </style:style>
    <style:style style:name="T106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62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6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64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6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66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6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68" style:parent-style-name="Standard" style:family="paragraph">
      <style:paragraph-properties fo:margin-top="0.0055in"/>
      <style:text-properties style:font-name="Arial" style:font-name-asian="Arial" style:font-name-complex="Arial" fo:font-size="7pt" style:font-size-asian="7pt" style:font-size-complex="7pt"/>
    </style:style>
    <style:style style:name="T1069" style:parent-style-name="Absatz-Standardschriftart" style:family="text">
      <style:text-properties fo:color="#009DE0"/>
    </style:style>
    <style:style style:name="P1070" style:parent-style-name="Textkörper" style:family="paragraph">
      <style:paragraph-properties fo:margin-top="0.1055in" fo:margin-left="0.9138in" fo:margin-right="5.2743in" fo:text-indent="0in">
        <style:tab-stops/>
      </style:paragraph-properties>
    </style:style>
    <style:style style:name="T107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72" style:parent-style-name="Absatz-Standardschriftart" style:family="text">
      <style:text-properties style:font-name="Times New Roman" fo:color="#3C6EA7"/>
    </style:style>
    <style:style style:name="T1073" style:parent-style-name="Absatz-Standardschriftart" style:family="text">
      <style:text-properties fo:color="#3C6EA7" style:text-scale="99%"/>
    </style:style>
    <style:style style:name="T107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75" style:parent-style-name="Textkörper" style:family="paragraph">
      <style:paragraph-properties fo:margin-top="0.0013in" fo:margin-left="0.9138in" fo:text-indent="0in">
        <style:tab-stops/>
      </style:paragraph-properties>
    </style:style>
    <style:style style:name="T107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77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7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79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8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081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8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083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08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85" style:parent-style-name="Standard" style:family="paragraph">
      <style:paragraph-properties fo:margin-top="0.0041in"/>
      <style:text-properties style:font-name="Arial" style:font-name-asian="Arial" style:font-name-complex="Arial" fo:font-size="7pt" style:font-size-asian="7pt" style:font-size-complex="7pt"/>
    </style:style>
    <style:style style:name="T1086" style:parent-style-name="Absatz-Standardschriftart" style:family="text">
      <style:text-properties fo:color="#009DE0" fo:letter-spacing="-0.0006in"/>
    </style:style>
    <style:style style:name="P1087" style:parent-style-name="Textkörper" style:family="paragraph">
      <style:paragraph-properties fo:margin-top="0.1055in" fo:margin-left="0.9138in" fo:text-indent="0in">
        <style:tab-stops/>
      </style:paragraph-properties>
    </style:style>
    <style:style style:name="T108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089" style:parent-style-name="Textkörper" style:family="paragraph">
      <style:paragraph-properties fo:margin-top="0.0013in" fo:margin-left="0.9138in" fo:margin-right="3.7479in" fo:text-indent="0in">
        <style:tab-stops/>
      </style:paragraph-properties>
    </style:style>
    <style:style style:name="T109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91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09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093" style:parent-style-name="Absatz-Standardschriftart" style:family="text">
      <style:text-properties fo:color="#3C6EA7" fo:letter-spacing="-0.0034in" style:text-underline-type="single" style:text-underline-style="solid" style:text-underline-width="auto" style:text-underline-mode="continuous" style:text-underline-color="#3C6EA7"/>
    </style:style>
    <style:style style:name="T109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95" style:parent-style-name="Absatz-Standardschriftart" style:family="text">
      <style:text-properties style:font-name="Times New Roman" fo:color="#3C6EA7"/>
    </style:style>
    <style:style style:name="T1096" style:parent-style-name="Absatz-Standardschriftart" style:family="text">
      <style:text-properties fo:color="#3C6EA7" style:text-scale="99%"/>
    </style:style>
    <style:style style:name="T109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98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09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100" style:parent-style-name="Standard" style:family="paragraph">
      <style:paragraph-properties fo:margin-top="0.0041in"/>
      <style:text-properties style:font-name="Arial" style:font-name-asian="Arial" style:font-name-complex="Arial" fo:font-size="7pt" style:font-size-asian="7pt" style:font-size-complex="7pt"/>
    </style:style>
    <style:style style:name="T1101" style:parent-style-name="Absatz-Standardschriftart" style:family="text">
      <style:text-properties fo:color="#009DE0" fo:letter-spacing="-0.0006in"/>
    </style:style>
    <style:style style:name="P1102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1103" style:parent-style-name="Absatz-Standardschriftart" style:family="text">
      <style:text-properties fo:letter-spacing="-0.0006in"/>
    </style:style>
    <style:style style:name="T1104" style:parent-style-name="Absatz-Standardschriftart" style:family="text">
      <style:text-properties fo:letter-spacing="-0.0013in"/>
    </style:style>
    <style:style style:name="T1105" style:parent-style-name="Absatz-Standardschriftart" style:family="text">
      <style:text-properties fo:letter-spacing="-0.0013in"/>
    </style:style>
    <style:style style:name="T1106" style:parent-style-name="Absatz-Standardschriftart" style:family="text">
      <style:text-properties fo:letter-spacing="-0.0006in"/>
    </style:style>
    <style:style style:name="T1107" style:parent-style-name="Absatz-Standardschriftart" style:family="text">
      <style:text-properties fo:letter-spacing="0.0006in"/>
    </style:style>
    <style:style style:name="T1108" style:parent-style-name="Absatz-Standardschriftart" style:family="text">
      <style:text-properties fo:letter-spacing="-0.0006in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Toediening</text:span><text:span text:style-name="T18"><text:s/></text:span><text:span text:style-name="T19">gereedmaken</text:span><text:span text:style-name="T20"><text:s/></text:span><text:span text:style-name="T21">injectiespuit</text:span></text:p></draw:text-box><svg:title/><svg:desc/></draw:frame></text:span></text:p>
      <text:p text:style-name="P22"/>
      <text:p text:style-name="P23"/>
      <text:h text:style-name="Überschrift1" text:outline-level="1"><text:bookmark-start text:name="Omschrijving_handeling"/><text:bookmark-end text:name="Omschrijving_handeling"/><text:span text:style-name="T24">Omschrijving</text:span><text:span text:style-name="T25"><text:s/></text:span><text:span text:style-name="T26">handeling</text:span></text:h>
      <text:p text:style-name="P27"><text:span text:style-name="T28">Oplossen (zo</text:span><text:span text:style-name="T29"><text:s/></text:span><text:span text:style-name="T30">nodig)</text:span><text:s/>en<text:span text:style-name="T31"><text:s/></text:span><text:span text:style-name="T32">opzuigen van</text:span><text:s/><text:span text:style-name="T33">medicijn</text:span><text:span text:style-name="T34"><text:s/></text:span>met<text:s/><text:span text:style-name="T35">opzuignaald uit ampul</text:span><text:s/><text:span text:style-name="T36">en/of flacon. Ontluchten</text:span><text:s/><text:span text:style-name="T37">van</text:span><text:span text:style-name="T38"><text:s/></text:span><text:span text:style-name="T39">spuit,</text:span><text:span text:style-name="T40"><text:s/></text:span><text:span text:style-name="T41">verwijderen opzuignaald,</text:span><text:span text:style-name="T42"><text:s/></text:span><text:span text:style-name="T43">plaatsen</text:span><text:span text:style-name="T44"><text:s/></text:span><text:span text:style-name="T45">injectienaald.</text:span></text:p>
      <text:p text:style-name="P46"/>
      <text:h text:style-name="P47" text:outline-level="1"><text:bookmark-start text:name="Deskundigheidsniveaus"/><text:bookmark-end text:name="Deskundigheidsniveaus"/><text:span text:style-name="T48">Deskundigheidsniveaus</text:span></text:h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Opdracht</text:span><text:span text:style-name="T62"><text:s/></text:span><text:span text:style-name="T63">tot</text:span><text:span text:style-name="T64"><text:s/></text:span><text:span text:style-name="T65">voorbehouden<text:s/></text:span><text:span text:style-name="T66">of</text:span><text:span text:style-name="T67"><text:s/></text:span><text:span text:style-name="T68">risicovolle handeling:</text:span></text:p>
          </table:table-cell>
          <table:table-cell table:style-name="TableCell69" table:number-columns-spanned="6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Mag<text:s/></text:span><text:span text:style-name="T74">zelfstandig verricht worden<text:s/></text:span><text:span text:style-name="T75">door:</text:span></text:p>
          </table:table-cell>
          <table:table-cell table:style-name="TableCell76">
            <text:p text:style-name="Standard"/>
          </table:table-cell>
          <table:table-cell table:style-name="TableCell77">
            <text:p text:style-name="Standard"/>
          </table:table-cell>
          <table:table-cell table:style-name="TableCell78">
            <text:p text:style-name="Standard"/>
          </table:table-cell>
          <table:table-cell table:style-name="TableCell79">
            <text:p text:style-name="Standard"/>
          </table:table-cell>
          <table:table-cell table:style-name="TableCell80">
            <text:p text:style-name="Standard"/>
          </table:table-cell>
          <table:table-cell table:style-name="TableCell81">
            <text:p text:style-name="Standard"/>
          </table:table-cell>
        </table:table-row>
      </table:table>
      <text:p text:style-name="P82"/>
      <text:p text:style-name="P83"><text:bookmark-start text:name="Aandachtspunten"/><text:bookmark-end text:name="Aandachtspunten"/><text:span text:style-name="T84">Aandachtspunten</text:span></text:p>
      <text:list text:style-name="LFO6" text:continue-numbering="true">
        <text:list-item>
          <text:p text:style-name="P85">Laat<text:span text:style-name="T86"><text:s/>de</text:span><text:s/><text:span text:style-name="T87">medicatiespuit</text:span><text:span text:style-name="T88"><text:s/></text:span><text:span text:style-name="T89">(zoveel</text:span><text:span text:style-name="T90"><text:s/></text:span><text:span text:style-name="T91">mogelijk)</text:span><text:span text:style-name="T92"><text:s/></text:span>door<text:span text:style-name="T93"><text:s/></text:span>de<text:s/><text:span text:style-name="T94">apotheek</text:span><text:span text:style-name="T95"><text:s/></text:span><text:span text:style-name="T96">bereiden</text:span><text:s/><text:span text:style-name="T97">en<text:s/></text:span>kant-en-klaar<text:s/><text:span text:style-name="T98">aanleveren.</text:span><text:span text:style-name="T99"><text:s/></text:span>Bereid<text:span text:style-name="T100"><text:s/></text:span>de<text:span text:style-name="T101"><text:s/>medicatiespuit alleen</text:span><text:s/><text:span text:style-name="T102">wanneer het</text:span><text:s/><text:span text:style-name="T103">medicijn een</text:span><text:s/><text:span text:style-name="T104">korte houdbaarheid</text:span><text:s/><text:span text:style-name="T105">heeft,</text:span><text:span text:style-name="T106"><text:s/></text:span>de<text:span text:style-name="T107"><text:s/></text:span><text:span text:style-name="T108">dosering</text:span><text:span text:style-name="T109"><text:s/></text:span><text:span text:style-name="T110">acuut</text:span><text:span text:style-name="T111"><text:s/></text:span>nog<text:span text:style-name="T112"><text:s/></text:span>kan<text:s/><text:span text:style-name="T113">wijzigen</text:span><text:span text:style-name="T114"><text:s/></text:span>of<text:s/><text:span text:style-name="T115">de</text:span><text:s/><text:span text:style-name="T116">apotheek</text:span><text:s/><text:span text:style-name="T117">het</text:span><text:s/><text:span text:style-name="T118">medicijn niet</text:span><text:span text:style-name="T119"><text:s/></text:span>kan<text:span text:style-name="T120"><text:s/></text:span><text:span text:style-name="T121">bereiden.</text:span></text:p>
        </text:list-item>
        <text:list-item>
          <text:p text:style-name="P122"><text:span text:style-name="T123">Neem</text:span><text:span text:style-name="T124"><text:s/></text:span><text:span text:style-name="T125">kennis</text:span><text:span text:style-name="T126"><text:s/></text:span><text:span text:style-name="T127">van</text:span><text:span text:style-name="T128"><text:s/></text:span>de<text:span text:style-name="T129"><text:s/></text:span><text:span text:style-name="T130">informatie<text:s/></text:span>op<text:s/><text:span text:style-name="T131">de</text:span><text:s/><text:span text:style-name="T132">bijsluiter.Stel<text:s/></text:span>je<text:span text:style-name="T133"><text:s/></text:span>op<text:span text:style-name="T134"><text:s/></text:span>de<text:span text:style-name="T135"><text:s/></text:span><text:span text:style-name="T136">hoogte van</text:span><text:s/><text:span text:style-name="T137">de</text:span><text:s/><text:span text:style-name="T138">manier</text:span><text:span text:style-name="T139"><text:s/></text:span><text:span text:style-name="T140">van</text:span><text:span text:style-name="T141"><text:s/></text:span><text:span text:style-name="T142">oplossen/verdunnen, werking,</text:span><text:span text:style-name="T143"><text:s/></text:span><text:span text:style-name="T144">concentratie</text:span><text:span text:style-name="T145"><text:s/></text:span>en<text:span text:style-name="T146"><text:s/></text:span><text:span text:style-name="T147">mogelijke</text:span><text:span text:style-name="T148"><text:s/></text:span><text:span text:style-name="T149">bijwerkingen.</text:span><text:span text:style-name="T150"><text:s/></text:span>Let<text:span text:style-name="T151"><text:s/></text:span>op<text:span text:style-name="T152"><text:s/></text:span>de<text:s/><text:span text:style-name="T153">werkingsduur.</text:span></text:p>
        </text:list-item>
        <text:list-item>
          <text:p text:style-name="P154"><text:span text:style-name="T155">Gebruik</text:span><text:span text:style-name="T156"><text:s/></text:span>een<text:span text:style-name="T157"><text:s/></text:span><text:span text:style-name="T158">opzuignaald:</text:span></text:p>
          <text:list text:continue-numbering="true">
            <text:list-item>
              <text:p text:style-name="P159">bij<text:span text:style-name="T160"><text:s/>vloeistoffen</text:span><text:s/><text:span text:style-name="T161">met een</text:span><text:s/><text:span text:style-name="T162">etsende</text:span><text:s/><text:span text:style-name="T163">werking die</text:span><text:span text:style-name="T164"><text:s/></text:span>niet<text:span text:style-name="T165"><text:s/></text:span>in<text:span text:style-name="T166"><text:s/></text:span><text:span text:style-name="T167">aanraking</text:span><text:span text:style-name="T168"><text:s/></text:span>met<text:span text:style-name="T169"><text:s/></text:span>de<text:span text:style-name="T170"><text:s/>huid</text:span><text:span text:style-name="T171"><text:s/></text:span><text:span text:style-name="T172">mogen</text:span><text:span text:style-name="T173"><text:s/></text:span><text:span text:style-name="T174">komen</text:span></text:p>
            </text:list-item>
            <text:list-item>
              <text:p text:style-name="P175">als<text:span text:style-name="T176"><text:s/></text:span>de<text:span text:style-name="T177"><text:s/></text:span><text:span text:style-name="T178">spuit niet</text:span><text:s/><text:span text:style-name="T179">naast</text:span><text:span text:style-name="T180"><text:s/></text:span>de<text:span text:style-name="T181"><text:s/></text:span><text:span text:style-name="T182">cliënt</text:span><text:s/><text:span text:style-name="T183">klaargemaakt wordt</text:span></text:p>
            </text:list-item>
          </text:list>
        </text:list-item>
        <text:list-item>
          <text:p text:style-name="P184"><text:span text:style-name="T185">Gebruik</text:span><text:span text:style-name="T186"><text:s/></text:span><text:span text:style-name="T187">veilige naalden.</text:span></text:p>
        </text:list-item>
        <text:list-item>
          <text:p text:style-name="P188"><text:span text:style-name="T189">Desinfecteer in</text:span><text:s/><text:span text:style-name="T190">het ziekenhu</text:span><text:span text:style-name="T191">is</text:span><text:span text:style-name="T192"><text:s/></text:span>het<text:span text:style-name="T193"><text:s/>werkveld</text:span><text:span text:style-name="T194"><text:s/></text:span>met<text:span text:style-name="T195"><text:s/></text:span><text:span text:style-name="T196">alcohol 70%.</text:span></text:p>
        </text:list-item>
        <text:list-item>
          <text:p text:style-name="P197">In<text:span text:style-name="T198"><text:s/>deze werkinstructie wordt</text:span><text:s/><text:span text:style-name="T199">ervan uitgegaan dat</text:span><text:s/><text:span text:style-name="T200">het medicijn</text:span><text:span text:style-name="T201"><text:s/></text:span>met<text:span text:style-name="T202"><text:s/></text:span>een<text:span text:style-name="T203"><text:s/></text:span><text:span text:style-name="T204">opzuignaald uit</text:span><text:s/><text:span text:style-name="T205">een</text:span><text:span text:style-name="T206"><text:s/></text:span><text:span text:style-name="T207">ampul en/of</text:span><text:span text:style-name="T208"><text:s/></text:span><text:span text:style-name="T209">flacon wordt opgetrokken.<text:s/></text:span><text:span text:style-name="T210">Voor</text:span><text:span text:style-name="T211"><text:s/>toediening wordt een (aparte) injectienaald</text:span><text:span text:style-name="T212"><text:s/></text:span>gebruikt.</text:p>
        </text:list-item>
        <text:list-item>
          <text:p text:style-name="P213"><text:span text:style-name="T214">Hanteer</text:span><text:span text:style-name="T215"><text:s/></text:span>de<text:span text:style-name="T216"><text:s/>no-touchtechniek.</text:span><text:span text:style-name="T217"><text:s/></text:span><text:span text:style-name="T218">Raak</text:span><text:s/><text:span text:style-name="T219">de aansluitpunten van</text:span><text:span text:style-name="T220"><text:s/></text:span><text:span text:style-name="T221">de</text:span><text:s/><text:span text:style-name="T222">gebruikte</text:span><text:span text:style-name="T223"><text:s/></text:span><text:span text:style-name="T224">materialen niet</text:span><text:span text:style-name="T225"><text:s/></text:span><text:span text:style-name="T226">aan.</text:span></text:p>
        </text:list-item>
        <text:list-item>
          <text:p text:style-name="P227"><text:span text:style-name="T228">Deze geprotocolleerde</text:span><text:s/><text:span text:style-name="T229">werkinstructie</text:span><text:span text:style-name="T230"><text:s/></text:span>is<text:span text:style-name="T231"><text:s/></text:span><text:span text:style-name="T232">niet</text:span><text:span text:style-name="T233"><text:s/></text:span><text:span text:style-name="T234">van toepassing</text:span><text:span text:style-name="T235"><text:s/></text:span>op<text:span text:style-name="T236"><text:s/></text:span>het<text:span text:style-name="T237"><text:s/></text:span><text:span text:style-name="T238">gereedmaken</text:span><text:s/><text:span text:style-name="T239">van</text:span><text:span text:style-name="T240"><text:s/></text:span>een<text:span text:style-name="T241"><text:s/></text:span><text:span text:style-name="T242">injectiespuit</text:span><text:span text:style-name="T243"><text:s/></text:span>met<text:span text:style-name="T244"><text:s/></text:span><text:span text:style-name="T245">cytostatica.</text:span></text:p>
        </text:list-item>
      </text:list>
      <text:p text:style-name="P246"/>
      <text:h text:style-name="P247" text:outline-level="1"><text:bookmark-start text:name="Complicaties"/><text:bookmark-end text:name="Complicaties"/><text:span text:style-name="T248">Complicaties</text:span></text:h>
      <text:p text:style-name="P249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<text:span text:style-name="T256">Complicaties</text:span><text:span text:style-name="T257"><text:s/></text:span><text:span text:style-name="T258">tijdens</text:span><text:span text:style-name="T259"><text:s/></text:span><text:span text:style-name="T260">de</text:span><text:span text:style-name="T261"><text:s/></text:span><text:span text:style-name="T262">handeling</text:span></text:p>
          </table:table-cell>
          <table:table-cell table:style-name="TableCell263">
            <text:p text:style-name="P264"><text:span text:style-name="T265">Handelwijze</text:span></text:p>
          </table:table-cell>
        </table:table-row>
        <table:table-row table:style-name="TableRow266">
          <table:table-cell table:style-name="TableCell267">
            <text:p text:style-name="P268"><text:span text:style-name="T269">Geen.</text:span></text:p>
          </table:table-cell>
          <table:table-cell table:style-name="TableCell270">
            <text:p text:style-name="Standard"/>
          </table:table-cell>
        </table:table-row>
      </table:table>
      <text:p text:style-name="P271"/>
      <text:p text:style-name="P272"><text:bookmark-start text:name="Benodigdheden"/><text:bookmark-end text:name="Benodigdheden"/><text:span text:style-name="T273">Benodigdheden</text:span></text:p>
      <text:list text:style-name="LFO6" text:continue-numbering="true">
        <text:list-item>
          <text:p text:style-name="P274"><text:span text:style-name="T275">bijsluiter</text:span></text:p>
        </text:list-item>
        <text:list-item>
          <text:p text:style-name="P276"><text:span text:style-name="T277">toedieningsetiket</text:span></text:p>
        </text:list-item>
        <text:list-item>
          <text:p text:style-name="P278"><text:span text:style-name="T279">flacon<text:s/></text:span>of<text:span text:style-name="T280"><text:s/></text:span><text:span text:style-name="T281">ampul</text:span><text:span text:style-name="T282"><text:s/></text:span>met<text:span text:style-name="T283"><text:s/></text:span><text:span text:style-name="T284">voorgeschreven medicijn</text:span></text:p>
        </text:list-item>
        <text:list-item>
          <text:p text:style-name="P285"><text:span text:style-name="T286">indien het</text:span><text:s/><text:span text:style-name="T287">medicijn moet</text:span><text:s/><text:span text:style-name="T288">worden</text:span><text:s/><text:span text:style-name="T289">opgelost:</text:span><text:span text:style-name="T290"><text:s/></text:span><text:span text:style-name="T291">ampul</text:span><text:span text:style-name="T292"><text:s/></text:span>met<text:span text:style-name="T293"><text:s/></text:span><text:span text:style-name="T294">oplosmiddel</text:span></text:p>
        </text:list-item>
        <text:list-item>
          <text:p text:style-name="P295"><text:span text:style-name="T296">gaasje</text:span></text:p>
        </text:list-item>
        <text:list-item>
          <text:p text:style-name="P297"><text:span text:style-name="T298">steriele</text:span><text:span text:style-name="T299"><text:s/></text:span><text:span text:style-name="T300">spuit</text:span></text:p>
        </text:list-item>
        <text:list-item>
          <text:p text:style-name="P301"><text:span text:style-name="T302">steriele</text:span><text:span text:style-name="T303"><text:s/></text:span><text:span text:style-name="T304">opzuignaald</text:span></text:p>
        </text:list-item>
        <text:list-item>
          <text:p text:style-name="P305"><text:span text:style-name="T306">steriele</text:span><text:span text:style-name="T307"><text:s/></text:span><text:span text:style-name="T308">injectienaald</text:span></text:p>
        </text:list-item>
        <text:list-item>
          <text:p text:style-name="P309"><text:span text:style-name="T310">desinfectans</text:span><text:s/><text:span text:style-name="T311">alcohol</text:span><text:span text:style-name="T312"><text:s/></text:span>70%</text:p>
        </text:list-item>
        <text:list-item>
          <text:p text:style-name="P313"><text:span text:style-name="T314">handschoenen</text:span></text:p>
        </text:list-item>
        <text:list-item>
          <text:p text:style-name="P315"><text:span text:style-name="T316">naaldenbeker</text:span></text:p>
        </text:list-item>
        <text:list-item>
          <text:p text:style-name="P317"><text:span text:style-name="T318">afvalbak</text:span></text:p>
        </text:list-item>
      </text:list>
      <text:p text:style-name="P319"/>
      <text:p text:style-name="P320"/>
      <text:h text:style-name="P321" text:outline-level="1"><text:bookmark-start text:name="Werkwijze"/><text:bookmark-end text:name="Werkwijze"/><text:span text:style-name="T322">Werkwijze</text:span></text:h>
      <text:p text:style-name="P323"><text:span text:style-name="T324">Zorg</text:span><text:span text:style-name="T325"><text:s/></text:span><text:span text:style-name="T326">voor dubbele</text:span><text:span text:style-name="T327"><text:s/></text:span><text:span text:style-name="T328">controle: juiste medicatie,</text:span><text:span text:style-name="T329"><text:s/></text:span><text:span text:style-name="T330">berekening</text:span><text:span text:style-name="T331"><text:s/></text:span><text:span text:style-name="T332">oplossing.</text:span></text:p>
      <text:list text:style-name="LFO5" text:continue-numbering="true">
        <text:list-item>
          <text:p text:style-name="P333">Pas<text:span text:style-name="T334"><text:s/>handhygiëne</text:span><text:span text:style-name="T335"><text:s/></text:span>toe.</text:p>
        </text:list-item>
        <text:list-item>
          <text:p text:style-name="P336"><text:span text:style-name="T337">Maak</text:span><text:span text:style-name="T338"><text:s/>een<text:s/></text:span><text:span text:style-name="T339">schoon</text:span><text:span text:style-name="T340"><text:s/></text:span><text:span text:style-name="T341">werkveld</text:span><text:span text:style-name="T342"><text:s/></text:span><text:span text:style-name="T343">en</text:span><text:span text:style-name="T344"><text:s/></text:span><text:span text:style-name="T345">zet</text:span><text:span text:style-name="T346"><text:s/>de<text:s/></text:span><text:span text:style-name="T347">benodigdheden</text:span><text:span text:style-name="T348"><text:s/></text:span><text:span text:style-name="T349">binnen</text:span><text:span text:style-name="T350"><text:s/></text:span><text:span text:style-name="T351">handbereik</text:span></text:p>
          <text:list text:continue-numbering="true">
            <text:list-item>
              <text:p text:style-name="P352"><text:span text:style-name="T353">gaasjes</text:span></text:p>
            </text:list-item>
            <text:list-item>
              <text:p text:style-name="P354"><text:span text:style-name="T355">steriele</text:span><text:span text:style-name="T356"><text:s/></text:span><text:span text:style-name="T357">spuit in</text:span><text:span text:style-name="T358"><text:s/></text:span><text:span text:style-name="T359">open verpakking</text:span></text:p>
            </text:list-item>
            <text:list-item>
              <text:p text:style-name="P360"><text:span text:style-name="T361">steriele</text:span><text:span text:style-name="T362"><text:s/></text:span><text:span text:style-name="T363">opzuignaald</text:span><text:span text:style-name="T364"><text:s/></text:span><text:span text:style-name="T365">in<text:s/></text:span><text:span text:style-name="T366">open</text:span><text:span text:style-name="T367"><text:s/></text:span><text:span text:style-name="T368">verpakking</text:span></text:p>
            </text:list-item>
          </text:list>
        </text:list-item>
      </text:list>
      <text:p text:style-name="P369"/>
      <text:p text:style-name="P376"/>
      <text:p text:style-name="P377"/>
      <text:p text:style-name="P378"/>
      <text:list text:style-name="LFO5" text:continue-numbering="true">
        <text:list-item>
          <text:list>
            <text:list-item>
              <text:p text:style-name="P379"><text:span text:style-name="T380">ampul/flacon met het</text:span><text:span text:style-name="T381"><text:s/></text:span><text:span text:style-name="T382">voorgeschreven medicijn</text:span></text:p>
            </text:list-item>
            <text:list-item>
              <text:p text:style-name="P383"><text:span text:style-name="T384">zo<text:s/></text:span><text:span text:style-name="T385">nodig</text:span><text:span text:style-name="T386"><text:s/></text:span><text:span text:style-name="T387">ampul</text:span><text:span text:style-name="T388"><text:s/></text:span><text:span text:style-name="T389">met</text:span><text:span text:style-name="T390"><text:s/></text:span><text:span text:style-name="T391">oplosmiddel</text:span></text:p>
            </text:list-item>
          </text:list>
        </text:list-item>
        <text:list-item>
          <text:p text:style-name="P392"><text:span text:style-name="T393">Controleer het</text:span><text:s/><text:span text:style-name="T394">medicijn<text:s/></text:span>en<text:span text:style-name="T395"><text:s/></text:span>het<text:span text:style-name="T396"><text:s/></text:span><text:span text:style-name="T397">oplosmiddel</text:span><text:s/>en<text:span text:style-name="T398"><text:s/></text:span><text:span text:style-name="T399">gegevens</text:span><text:span text:style-name="T400"><text:s/></text:span><text:span text:style-name="T401">van</text:span><text:span text:style-name="T402"><text:s/></text:span><text:span text:style-name="T403">cliënt.</text:span></text:p>
          <text:list text:continue-numbering="true">
            <text:list-item>
              <text:p text:style-name="P404">naam<text:span text:style-name="T405"><text:s/></text:span>en<text:span text:style-name="T406"><text:s/></text:span><text:span text:style-name="T407">geboortedatum</text:span><text:s/><text:span text:style-name="T408">van</text:span><text:span text:style-name="T409"><text:s/></text:span><text:span text:style-name="T410">cliënt</text:span></text:p>
            </text:list-item>
            <text:list-item>
              <text:p text:style-name="P411"><text:span text:style-name="T412">vervaldatum</text:span></text:p>
            </text:list-item>
            <text:list-item>
              <text:p text:style-name="P413"><text:span text:style-name="T414">toedieningswijze</text:span></text:p>
            </text:list-item>
          </text:list>
        </text:list-item>
        <text:list-item>
          <text:p text:style-name="P415"><text:span text:style-name="T416">Vergelijk<text:s/></text:span>het<text:span text:style-name="T417"><text:s/></text:span><text:span text:style-name="T418">medicijn</text:span><text:span text:style-name="T419"><text:s/></text:span>met<text:span text:style-name="T420"><text:s/></text:span>de<text:s/><text:span text:style-name="T421">toedieningslijst.</text:span></text:p>
          <text:list text:continue-numbering="true">
            <text:list-item>
              <text:p text:style-name="P422">soort</text:p>
            </text:list-item>
            <text:list-item>
              <text:p text:style-name="P423"><text:span text:style-name="T424">dosering</text:span></text:p>
            </text:list-item>
            <text:list-item>
              <text:p text:style-name="P425"><text:span text:style-name="T426">toedieningstijdstip</text:span></text:p>
            </text:list-item>
          </text:list>
        </text:list-item>
        <text:list-item>
          <text:p text:style-name="P427">Vul<text:span text:style-name="T428"><text:s/></text:span>het<text:span text:style-name="T429"><text:s/></text:span><text:span text:style-name="T430">toedieningsetiket</text:span><text:s/>in<text:span text:style-name="T431"><text:s/></text:span><text:span text:style-name="T432">(medicijn, dosering,</text:span><text:span text:style-name="T433"><text:s/></text:span><text:span text:style-name="T434">datum, tijdstip</text:span><text:s/><text:span text:style-name="T435">bereiding, naam</text:span><text:s/><text:span text:style-name="T436">bereider,</text:span><text:s/><text:span text:style-name="T437">naam</text:span><text:s/><text:span text:style-name="T438">van</text:span><text:span text:style-name="T439"><text:s/></text:span><text:span text:style-name="T440">degene</text:span><text:span text:style-name="T441"><text:s/></text:span><text:span text:style-name="T442">die</text:span><text:span text:style-name="T443"><text:s/></text:span><text:span text:style-name="T444">controleert).</text:span></text:p>
        </text:list-item>
        <text:list-item>
          <text:p text:style-name="P445"><text:span text:style-name="T446">Overgiet<text:s/></text:span>het<text:span text:style-name="T447"><text:s/></text:span><text:span text:style-name="T448">gaasje met alcohol.</text:span></text:p>
        </text:list-item>
        <text:list-item>
          <text:p text:style-name="P449"><text:span text:style-name="T450">Trek</text:span><text:s/><text:span text:style-name="T451">handschoenen aan.</text:span></text:p>
        </text:list-item>
        <text:list-item>
          <text:p text:style-name="P452"><text:span text:style-name="T453">Maak</text:span><text:s/>het<text:s/><text:span text:style-name="T454">medicijn</text:span><text:s/><text:span text:style-name="T455">klaar</text:span><text:s/><text:span text:style-name="T456">voor</text:span><text:span text:style-name="T457"><text:s/></text:span><text:span text:style-name="T458">toediening</text:span><text:s/>en<text:span text:style-name="T459"><text:s/></text:span><text:span text:style-name="T460">zuig</text:span><text:s/><text:span text:style-name="T461">het op</text:span><text:s/>in<text:span text:style-name="T462"><text:s/></text:span>de<text:span text:style-name="T463"><text:s/></text:span><text:span text:style-name="T464">spuit.</text:span></text:p>
        </text:list-item>
      </text:list>
      <text:p text:style-name="P465"><text:span text:style-name="T466">Indien het</text:span><text:span text:style-name="T467"><text:s/></text:span><text:span text:style-name="T468">medicijn kant-en-klaar</text:span><text:span text:style-name="T469"><text:s/>in</text:span><text:span text:style-name="T470"><text:s/></text:span><text:span text:style-name="T471">de<text:s/></text:span><text:span text:style-name="T472">flacon</text:span><text:span text:style-name="T473"><text:s/></text:span><text:span text:style-name="T474">zit:</text:span><text:span text:style-name="T475"><text:s/></text:span><text:span text:style-name="T476">zuig</text:span><text:span text:style-name="T477"><text:s/></text:span><text:span text:style-name="T478">medicijn<text:s/></text:span><text:span text:style-name="T479">op</text:span><text:span text:style-name="T480"><text:s/></text:span><text:span text:style-name="T481">in</text:span><text:span text:style-name="T482"><text:s/>de</text:span><text:span text:style-name="T483"><text:s/></text:span><text:span text:style-name="T484">spuit.</text:span></text:p>
      <text:list text:style-name="LFO4" text:continue-numbering="true">
        <text:list-item>
          <text:p text:style-name="P485"><text:span text:style-name="T486">Verwijder<text:s/></text:span>de<text:span text:style-name="T487"><text:s/></text:span><text:span text:style-name="T488">beschermkap</text:span><text:s/><text:span text:style-name="T489">van</text:span><text:s/>de<text:span text:style-name="T490"><text:s/>flacon.</text:span></text:p>
        </text:list-item>
        <text:list-item>
          <text:p text:style-name="P491"><text:span text:style-name="T492">Desinfecteer het</text:span><text:s/><text:span text:style-name="T493">rubber van</text:span><text:span text:style-name="T494"><text:s/></text:span><text:span text:style-name="T495">de</text:span><text:s/><text:span text:style-name="T496">flacon</text:span><text:span text:style-name="T497"><text:s/></text:span>met<text:span text:style-name="T498"><text:s/></text:span>het<text:span text:style-name="T499"><text:s/></text:span><text:span text:style-name="T500">alcoholgaasje</text:span><text:span text:style-name="T501"><text:s/></text:span>en<text:s/><text:span text:style-name="T502">laat</text:span><text:span text:style-name="T503"><text:s/></text:span><text:span text:style-name="T504">drogen.</text:span></text:p>
        </text:list-item>
        <text:list-item>
          <text:p text:style-name="P505"><text:span text:style-name="T506">Plaats</text:span><text:s/>de<text:span text:style-name="T507"><text:s/></text:span><text:span text:style-name="T508">opzuignaald op</text:span><text:s/>de<text:span text:style-name="T509"><text:s/></text:span><text:span text:style-name="T510">spuit.</text:span></text:p>
        </text:list-item>
        <text:list-item>
          <text:p text:style-name="P511"><text:span text:style-name="T512">Verwijder<text:s/></text:span>de<text:span text:style-name="T513"><text:s/></text:span><text:span text:style-name="T514">naaldhuls</text:span><text:span text:style-name="T515"><text:s/></text:span><text:span text:style-name="T516">van</text:span><text:span text:style-name="T517"><text:s/></text:span>de<text:span text:style-name="T518"><text:s/></text:span><text:span text:style-name="T519">opzuignaald.</text:span></text:p>
        </text:list-item>
        <text:list-item>
          <text:p text:style-name="P520">Zuig<text:span text:style-name="T521"><text:s/></text:span>een<text:span text:style-name="T522"><text:s/></text:span><text:span text:style-name="T523">hoeveelheid lucht</text:span><text:span text:style-name="T524"><text:s/></text:span>in<text:span text:style-name="T525"><text:s/></text:span>de<text:s/><text:span text:style-name="T526">spuit</text:span><text:span text:style-name="T527"><text:s/></text:span>die<text:span text:style-name="T528"><text:s/></text:span><text:span text:style-name="T529">overeenkomt</text:span><text:span text:style-name="T530"><text:s/></text:span>met<text:span text:style-name="T531"><text:s/></text:span>de<text:s/><text:span text:style-name="T532">voorgeschreven dosering.</text:span></text:p>
        </text:list-item>
        <text:list-item>
          <text:p text:style-name="P533">Steek<text:span text:style-name="T534"><text:s/></text:span>de<text:s/><text:span text:style-name="T535">naald door</text:span><text:s/>de<text:span text:style-name="T536"><text:s/></text:span><text:span text:style-name="T537">rubber</text:span><text:span text:style-name="T538"><text:s/></text:span>dop<text:s/><text:span text:style-name="T539">van</text:span><text:span text:style-name="T540"><text:s/></text:span>de<text:s/><text:span text:style-name="T541">flacon</text:span><text:s/><text:span text:style-name="T542">en spuit</text:span><text:span text:style-name="T543"><text:s/></text:span><text:span text:style-name="T544">lucht<text:s/></text:span>in.</text:p>
        </text:list-item>
        <text:list-item>
          <text:p text:style-name="P545">Keer<text:span text:style-name="T546"><text:s/></text:span>de<text:span text:style-name="T547"><text:s/></text:span>flacon<text:s/><text:span text:style-name="T548">ondersteboven</text:span><text:span text:style-name="T549"><text:s/></text:span>en<text:s/><text:span text:style-name="T550">zuig</text:span><text:span text:style-name="T551"><text:s/></text:span>de<text:span text:style-name="T552"><text:s/>voorgeschreven</text:span><text:span text:style-name="T553"><text:s/></text:span><text:span text:style-name="T554">hoeveelheid</text:span><text:span text:style-name="T555"><text:s/></text:span><text:span text:style-name="T556">medicijn</text:span><text:s/><text:span text:style-name="T557">op</text:span><text:s/>in<text:span text:style-name="T558"><text:s/></text:span>de<text:span text:style-name="T559"><text:s/></text:span><text:span text:style-name="T560">spui</text:span><text:span text:style-name="T561">t.</text:span></text:p>
        </text:list-item>
        <text:list-item>
          <text:p text:style-name="P562"><text:span text:style-name="T563">Ontlucht<text:s/></text:span>de<text:span text:style-name="T564"><text:s/></text:span><text:span text:style-name="T565">spuit</text:span><text:span text:style-name="T566"><text:s/></text:span>en<text:span text:style-name="T567"><text:s/></text:span><text:span text:style-name="T568">klik</text:span><text:s/><text:span text:style-name="T569">met</text:span><text:s/><text:span text:style-name="T570">een</text:span><text:s/><text:span text:style-name="T571">duimbeweging het</text:span><text:span text:style-name="T572"><text:s/></text:span><text:span text:style-name="T573">kapje</text:span><text:s/><text:span text:style-name="T574">over</text:span><text:s/>de<text:span text:style-name="T575"><text:s/>opzuignaald</text:span><text:s/>en<text:span text:style-name="T576"><text:s/></text:span>doe<text:span text:style-name="T577"><text:s/></text:span>in<text:span text:style-name="T578"><text:s/></text:span><text:span text:style-name="T579">de</text:span><text:span text:style-name="T580"><text:s/></text:span><text:span text:style-name="T581">naaldenbeker.</text:span></text:p>
        </text:list-item>
      </text:list>
      <text:p text:style-name="P582"><text:span text:style-name="T583">Indien het</text:span><text:span text:style-name="T584"><text:s/></text:span><text:span text:style-name="T585">medicijn kant-en-klaar</text:span><text:span text:style-name="T586"><text:s/>in</text:span><text:span text:style-name="T587"><text:s/></text:span><text:span text:style-name="T588">een</text:span><text:span text:style-name="T589"><text:s/></text:span><text:span text:style-name="T590">ampul</text:span><text:span text:style-name="T591"><text:s/></text:span><text:span text:style-name="T592">zit:</text:span><text:span text:style-name="T593"><text:s/></text:span><text:span text:style-name="T594">zuig</text:span><text:span text:style-name="T595"><text:s/>het<text:s/></text:span><text:span text:style-name="T596">medicijn</text:span><text:span text:style-name="T597"><text:s/></text:span><text:span text:style-name="T598">op</text:span><text:span text:style-name="T599"><text:s/></text:span><text:span text:style-name="T600">in</text:span><text:span text:style-name="T601"><text:s/></text:span><text:span text:style-name="T602">de</text:span><text:span text:style-name="T603"><text:s/></text:span><text:span text:style-name="T604">spuit.</text:span></text:p>
      <text:list text:style-name="LFO3" text:continue-numbering="true">
        <text:list-item>
          <text:p text:style-name="P605"><text:span text:style-name="T606">Desinfecteer de</text:span><text:s/><text:span text:style-name="T607">hals</text:span><text:span text:style-name="T608"><text:s/></text:span><text:span text:style-name="T609">van</text:span><text:span text:style-name="T610"><text:s/></text:span>de<text:span text:style-name="T611"><text:s/></text:span><text:span text:style-name="T612">ampul</text:span><text:span text:style-name="T613"><text:s/></text:span><text:span text:style-name="T614">met<text:s/></text:span>het<text:span text:style-name="T615"><text:s/></text:span><text:span text:style-name="T616">alcoholgaasje</text:span><text:s/><text:span text:style-name="T617">en</text:span><text:span text:style-name="T618"><text:s/></text:span>laat<text:span text:style-name="T619"><text:s/></text:span><text:span text:style-name="T620">drogen.</text:span></text:p>
        </text:list-item>
        <text:list-item>
          <text:p text:style-name="P621">Breek<text:span text:style-name="T622"><text:s/></text:span>de<text:s/><text:span text:style-name="T623">ampul open.</text:span><text:s/><text:span text:style-name="T624">Bij</text:span><text:s/><text:span text:style-name="T625">glas</text:span><text:span text:style-name="T626"><text:s/></text:span>met<text:s/><text:span text:style-name="T627">het</text:span><text:s/><text:span text:style-name="T628">gaasje als bescherming.</text:span></text:p>
        </text:list-item>
        <text:list-item>
          <text:p text:style-name="P629"><text:span text:style-name="T630">Plaats</text:span><text:s/>de<text:span text:style-name="T631"><text:s/></text:span><text:span text:style-name="T632">opzuignaald op</text:span><text:s/>de<text:span text:style-name="T633"><text:s/></text:span><text:span text:style-name="T634">spuit.</text:span></text:p>
        </text:list-item>
        <text:list-item>
          <text:p text:style-name="P635"><text:span text:style-name="T636">Verwijder<text:s/></text:span>het<text:span text:style-name="T637"><text:s/></text:span><text:span text:style-name="T638">naaldhuls</text:span><text:span text:style-name="T639"><text:s/></text:span><text:span text:style-name="T640">van</text:span><text:s/><text:span text:style-name="T641">de opzuignaald.</text:span></text:p>
        </text:list-item>
        <text:list-item>
          <text:p text:style-name="P642">Steek<text:span text:style-name="T643"><text:s/></text:span>de<text:s/><text:span text:style-name="T644">naald</text:span><text:s/>in<text:span text:style-name="T645"><text:s/></text:span>de<text:span text:style-name="T646"><text:s/></text:span><text:span text:style-name="T647">ampul</text:span><text:s/><text:span text:style-name="T648">en</text:span><text:span text:style-name="T649"><text:s/></text:span>zuig<text:span text:style-name="T650"><text:s/></text:span>de<text:s/><text:span text:style-name="T651">voorgeschreven</text:span><text:s/><text:span text:style-name="T652">hoeveelheid</text:span><text:span text:style-name="T653"><text:s/></text:span><text:span text:style-name="T654">medicijn</text:span><text:span text:style-name="T655"><text:s/></text:span>op<text:s/><text:span text:style-name="T656">in<text:s/></text:span>de<text:span text:style-name="T657"><text:s/></text:span><text:span text:style-name="T658">spuit.</text:span></text:p>
        </text:list-item>
        <text:list-item>
          <text:p text:style-name="P659"><text:span text:style-name="T660">Ontlucht<text:s/></text:span>de<text:span text:style-name="T661"><text:s/></text:span><text:span text:style-name="T662">spuit</text:span><text:span text:style-name="T663"><text:s/></text:span>en<text:span text:style-name="T664"><text:s/></text:span><text:span text:style-name="T665">klik</text:span><text:s/><text:span text:style-name="T666">met</text:span><text:s/><text:span text:style-name="T667">een</text:span><text:s/><text:span text:style-name="T668">duimbeweging het</text:span><text:span text:style-name="T669"><text:s/></text:span><text:span text:style-name="T670">kapje</text:span><text:s/><text:span text:style-name="T671">over</text:span><text:s/>de<text:span text:style-name="T672"><text:s/>opzuignaald</text:span><text:s/>en<text:span text:style-name="T673"><text:s/></text:span>doe<text:span text:style-name="T674"><text:s/></text:span>in<text:span text:style-name="T675"><text:s/></text:span><text:span text:style-name="T676">de</text:span><text:span text:style-name="T677"><text:s/></text:span><text:span text:style-name="T678">naaldenbeker.</text:span></text:p>
        </text:list-item>
      </text:list>
      <text:p text:style-name="P679"><text:span text:style-name="T680">Indien het</text:span><text:span text:style-name="T681"><text:s/></text:span><text:span text:style-name="T682">medicijn</text:span><text:span text:style-name="T683"><text:s/>in</text:span><text:span text:style-name="T684"><text:s/></text:span><text:span text:style-name="T685">een</text:span><text:span text:style-name="T686"><text:s/></text:span><text:span text:style-name="T687">ampul</text:span><text:span text:style-name="T688"><text:s/></text:span><text:span text:style-name="T689">zit</text:span><text:span text:style-name="T690"><text:s/>en<text:s/></text:span><text:span text:style-name="T691">verdund moet</text:span><text:span text:style-name="T692"><text:s/></text:span><text:span text:style-name="T693">worden:</text:span><text:span text:style-name="T694"><text:s/></text:span><text:span text:style-name="T695">zuig</text:span><text:span text:style-name="T696"><text:s/>het<text:s/></text:span><text:span text:style-name="T697"><text:s/></text:span><text:span text:style-name="T698">medicijn</text:span><text:span text:style-name="T699"><text:s/></text:span><text:span text:style-name="T700">en</text:span><text:span text:style-name="T701"><text:s/></text:span><text:span text:style-name="T702">oplosmiddel</text:span><text:span text:style-name="T703"><text:s/>op<text:s/></text:span><text:span text:style-name="T704">in</text:span><text:span text:style-name="T705"><text:s/>de</text:span><text:span text:style-name="T706"><text:s/></text:span><text:span text:style-name="T707">spuit.</text:span></text:p>
      <text:list text:style-name="LFO2" text:continue-numbering="true">
        <text:list-item>
          <text:p text:style-name="P708"><text:span text:style-name="T709">Desinfecteer de</text:span><text:s/><text:span text:style-name="T710">hals</text:span><text:span text:style-name="T711"><text:s/></text:span><text:span text:style-name="T712">van</text:span><text:span text:style-name="T713"><text:s/></text:span>de<text:span text:style-name="T714"><text:s/></text:span><text:span text:style-name="T715">medicijnampul</text:span><text:span text:style-name="T716"><text:s/></text:span>met<text:span text:style-name="T717"><text:s/></text:span>het<text:span text:style-name="T718"><text:s/></text:span><text:span text:style-name="T719">alcoholgaasje</text:span><text:s/>en<text:span text:style-name="T720"><text:s/></text:span><text:span text:style-name="T721">laat</text:span><text:s/><text:span text:style-name="T722">drogen.</text:span></text:p>
        </text:list-item>
        <text:list-item>
          <text:p text:style-name="P723"><text:span text:style-name="T724">Desinfecteer de</text:span><text:s/><text:span text:style-name="T725">hals</text:span><text:span text:style-name="T726"><text:s/></text:span><text:span text:style-name="T727">van</text:span><text:span text:style-name="T728"><text:s/></text:span>de<text:span text:style-name="T729"><text:s/></text:span><text:span text:style-name="T730">oplosmiddelampul</text:span><text:span text:style-name="T731"><text:s/></text:span>met<text:span text:style-name="T732"><text:s/></text:span>het<text:span text:style-name="T733"><text:s/></text:span><text:span text:style-name="T734">alcoholgaasje</text:span><text:s/><text:span text:style-name="T735">en laat</text:span><text:s/><text:span text:style-name="T736">drogen.</text:span></text:p>
        </text:list-item>
        <text:list-item>
          <text:p text:style-name="P737">Breek<text:span text:style-name="T738"><text:s/></text:span><text:span text:style-name="T739">beide</text:span><text:s/><text:span text:style-name="T740">ampullen</text:span><text:span text:style-name="T741"><text:s/></text:span><text:span text:style-name="T742">open. Bij</text:span><text:s/><text:span text:style-name="T743">glas</text:span><text:span text:style-name="T744"><text:s/></text:span>met<text:s/><text:span text:style-name="T745">een</text:span><text:s/><text:span text:style-name="T746">gaasje</text:span><text:span text:style-name="T747"><text:s/></text:span>ter<text:s/><text:span text:style-name="T748">bescherming.</text:span></text:p>
        </text:list-item>
        <text:list-item>
          <text:p text:style-name="P749"><text:span text:style-name="T750">Plaats</text:span><text:s/>de<text:span text:style-name="T751"><text:s/></text:span><text:span text:style-name="T752">opzuignaald op</text:span><text:s/>de<text:span text:style-name="T753"><text:s/></text:span><text:span text:style-name="T754">spuit.</text:span></text:p>
        </text:list-item>
        <text:list-item>
          <text:p text:style-name="P755"><text:span text:style-name="T756">Verwijder<text:s/></text:span>de<text:span text:style-name="T757"><text:s/></text:span><text:span text:style-name="T758">naaldhuls</text:span><text:span text:style-name="T759"><text:s/></text:span><text:span text:style-name="T760">van</text:span><text:span text:style-name="T761"><text:s/></text:span>de<text:span text:style-name="T762"><text:s/></text:span><text:span text:style-name="T763">opzuignaald.</text:span></text:p>
        </text:list-item>
        <text:list-item>
          <text:p text:style-name="P764">Steek<text:span text:style-name="T765"><text:s/></text:span>de<text:s/><text:span text:style-name="T766">naald</text:span><text:s/>in<text:span text:style-name="T767"><text:s/></text:span>de<text:span text:style-name="T768"><text:s/></text:span><text:span text:style-name="T769">medicijnampul</text:span><text:span text:style-name="T770"><text:s/></text:span>en<text:s/><text:span text:style-name="T771">zuig</text:span><text:s/>de<text:span text:style-name="T772"><text:s/></text:span><text:span text:style-name="T773">voorgeschreven</text:span><text:s/><text:span text:style-name="T774">hoeveelheid</text:span><text:span text:style-name="T775"><text:s/></text:span><text:span text:style-name="T776">medicijn</text:span><text:span text:style-name="T777"><text:s/></text:span>op<text:span text:style-name="T778"><text:s/>in</text:span><text:span text:style-name="T779"><text:s/></text:span>de<text:span text:style-name="T780"><text:s/></text:span><text:span text:style-name="T781">spuit.</text:span></text:p>
        </text:list-item>
        <text:list-item>
          <text:p text:style-name="P782">Steek<text:span text:style-name="T783"><text:s/></text:span>de<text:s/><text:span text:style-name="T784">naald</text:span><text:s/>in<text:span text:style-name="T785"><text:s/></text:span>de<text:span text:style-name="T786"><text:s/></text:span><text:span text:style-name="T787">oplosmiddelampul</text:span><text:s/>en<text:span text:style-name="T788"><text:s/></text:span><text:span text:style-name="T789">zuig</text:span><text:s/><text:span text:style-name="T790">de</text:span><text:s/><text:span text:style-name="T791">voorgeschreven hoeveelheid</text:span><text:span text:style-name="T792"><text:s/></text:span><text:span text:style-name="T793">oplosmiddel</text:span><text:span text:style-name="T794"><text:s/></text:span><text:span text:style-name="T795">op.</text:span></text:p>
        </text:list-item>
        <text:list-item>
          <text:p text:style-name="P796"><text:span text:style-name="T797">Ontlucht<text:s/></text:span>de<text:span text:style-name="T798"><text:s/></text:span><text:span text:style-name="T799">spuit</text:span><text:span text:style-name="T800"><text:s/></text:span>en<text:span text:style-name="T801"><text:s/></text:span><text:span text:style-name="T802">klik</text:span><text:s/><text:span text:style-name="T803">met</text:span><text:s/><text:span text:style-name="T804">een</text:span><text:s/><text:span text:style-name="T805">duimbeweging het</text:span><text:span text:style-name="T806"><text:s/></text:span><text:span text:style-name="T807">kapje</text:span><text:s/><text:span text:style-name="T808">over</text:span><text:s/>de<text:span text:style-name="T809"><text:s/>opzuignaald</text:span><text:s/>en<text:span text:style-name="T810"><text:s/></text:span>doe<text:span text:style-name="T811"><text:s/></text:span>in<text:span text:style-name="T812"><text:s/></text:span><text:span text:style-name="T813">de</text:span><text:span text:style-name="T814"><text:s/></text:span><text:span text:style-name="T815">naaldenbeker.</text:span></text:p>
        </text:list-item>
      </text:list>
      <text:p text:style-name="P816"><text:span text:style-name="T817">Indien het medicijn</text:span><text:span text:style-name="T818"><text:s/></text:span><text:span text:style-name="T819">moet worden</text:span><text:span text:style-name="T820"><text:s/></text:span><text:span text:style-name="T821">opgelost:</text:span><text:span text:style-name="T822"><text:s/></text:span><text:span text:style-name="T823">spuit</text:span><text:span text:style-name="T824"><text:s/></text:span><text:span text:style-name="T825">oplosmiddel</text:span><text:span text:style-name="T826"><text:s/></text:span><text:span text:style-name="T827">in<text:s/></text:span><text:span text:style-name="T828">flacon met</text:span><text:span text:style-name="T829"><text:s/></text:span><text:span text:style-name="T830">medicijn.</text:span></text:p>
      <text:list text:style-name="LFO1" text:continue-numbering="true">
        <text:list-item>
          <text:p text:style-name="P831"><text:span text:style-name="T832">Verwijder<text:s/></text:span>de<text:span text:style-name="T833"><text:s/></text:span><text:span text:style-name="T834">beschermkap</text:span><text:s/><text:span text:style-name="T835">van</text:span><text:s/>de<text:span text:style-name="T836"><text:s/>flacon.</text:span></text:p>
        </text:list-item>
        <text:list-item>
          <text:p text:style-name="P837"><text:span text:style-name="T838">Desinfecteer het</text:span><text:s/><text:span text:style-name="T839">rubber</text:span><text:span text:style-name="T840"><text:s/></text:span><text:span text:style-name="T841">van</text:span><text:span text:style-name="T842"><text:s/></text:span><text:span text:style-name="T843">de flacon</text:span><text:span text:style-name="T844"><text:s/></text:span>met<text:span text:style-name="T845"><text:s/></text:span>het<text:span text:style-name="T846"><text:s/></text:span><text:span text:style-name="T847">alcoholgaasje</text:span><text:span text:style-name="T848"><text:s/></text:span>en<text:span text:style-name="T849"><text:s/>laat</text:span><text:s/><text:span text:style-name="T850">drogen.</text:span></text:p>
        </text:list-item>
        <text:list-item>
          <text:p text:style-name="P851"><text:span text:style-name="T852">Desinfecteer de</text:span><text:s/><text:span text:style-name="T853">hals</text:span><text:span text:style-name="T854"><text:s/></text:span><text:span text:style-name="T855">van</text:span><text:span text:style-name="T856"><text:s/></text:span>de<text:span text:style-name="T857"><text:s/></text:span><text:span text:style-name="T858">ampul</text:span><text:span text:style-name="T859"><text:s/></text:span><text:span text:style-name="T860">met<text:s/></text:span>het<text:span text:style-name="T861"><text:s/></text:span><text:span text:style-name="T862">alcoholgaasje</text:span><text:s/><text:span text:style-name="T863">en</text:span><text:span text:style-name="T864"><text:s/></text:span>laat<text:span text:style-name="T865"><text:s/></text:span><text:span text:style-name="T866">drogen.</text:span></text:p>
        </text:list-item>
        <text:list-item>
          <text:p text:style-name="P867">Breek<text:span text:style-name="T868"><text:s/></text:span>de<text:s/><text:span text:style-name="T869">ampul open.</text:span><text:s/><text:span text:style-name="T870">Bij</text:span><text:s/><text:span text:style-name="T871">glas</text:span><text:span text:style-name="T872"><text:s/></text:span>met<text:s/><text:span text:style-name="T873">het</text:span><text:s/><text:span text:style-name="T874">gaasje als bescherming.</text:span></text:p>
        </text:list-item>
        <text:list-item>
          <text:p text:style-name="P875"><text:span text:style-name="T876">Plaats</text:span><text:s/>de<text:span text:style-name="T877"><text:s/></text:span><text:span text:style-name="T878">opzuignaald op</text:span><text:s/>de<text:span text:style-name="T879"><text:s/></text:span><text:span text:style-name="T880">spuit.</text:span></text:p>
        </text:list-item>
        <text:list-item>
          <text:p text:style-name="P881"><text:span text:style-name="T882">Verwijder<text:s/></text:span>de<text:span text:style-name="T883"><text:s/></text:span><text:span text:style-name="T884">naaldhuls</text:span><text:span text:style-name="T885"><text:s/></text:span><text:span text:style-name="T886">van</text:span><text:span text:style-name="T887"><text:s/></text:span>de<text:span text:style-name="T888"><text:s/></text:span><text:span text:style-name="T889">opzuignaald.</text:span></text:p>
        </text:list-item>
        <text:list-item>
          <text:p text:style-name="P890">Steek<text:span text:style-name="T891"><text:s/></text:span>de<text:s/><text:span text:style-name="T892">naald<text:s/></text:span>in<text:span text:style-name="T893"><text:s/></text:span>de<text:span text:style-name="T894"><text:s/></text:span><text:span text:style-name="T895">ampul</text:span><text:s/><text:span text:style-name="T896">en</text:span><text:span text:style-name="T897"><text:s/></text:span>trek<text:span text:style-name="T898"><text:s/></text:span>de<text:span text:style-name="T899"><text:s/>juiste</text:span><text:s/><text:span text:style-name="T900">hoeveelheid oplosmiddel</text:span><text:s/><text:span text:style-name="T901">op.</text:span></text:p>
        </text:list-item>
        <text:list-item>
          <text:p text:style-name="P902">Spuit<text:span text:style-name="T903"><text:s/>het</text:span><text:s/><text:span text:style-name="T904">oplosmiddel in</text:span><text:s/>de<text:span text:style-name="T905"><text:s/></text:span><text:span text:style-name="T906">flacon</text:span><text:span text:style-name="T907"><text:s/></text:span>met<text:span text:style-name="T908"><text:s/></text:span>het<text:span text:style-name="T909"><text:s/></text:span><text:span text:style-name="T910">medicijn.</text:span><text:span text:style-name="T911"><text:s/></text:span>Laat<text:span text:style-name="T912"><text:s/></text:span>de<text:span text:style-name="T913"><text:s/></text:span>naald<text:span text:style-name="T914"><text:s/></text:span>+<text:s/><text:span text:style-name="T915">spuit<text:s/></text:span>in<text:span text:style-name="T916"><text:s/></text:span>de<text:span text:style-name="T917"><text:s/>flacon</text:span><text:s/><text:span text:style-name="T918">zitten.</text:span></text:p>
        </text:list-item>
        <text:list-item>
          <text:p text:style-name="P919">Wacht<text:span text:style-name="T920"><text:s/></text:span>tot<text:span text:style-name="T921"><text:s/></text:span>het<text:span text:style-name="T922"><text:s/></text:span><text:span text:style-name="T923">medicijn</text:span><text:span text:style-name="T924"><text:s/></text:span><text:span text:style-name="T925">geheel</text:span><text:span text:style-name="T926"><text:s/></text:span><text:span text:style-name="T927">is</text:span><text:span text:style-name="T928"><text:s/></text:span><text:span text:style-name="T929">opgelost. Houd</text:span><text:span text:style-name="T930"><text:s/></text:span><text:span text:style-name="T931">hierbij</text:span><text:span text:style-name="T932"><text:s/></text:span>de<text:s/><text:span text:style-name="T933">zuiger van</text:span><text:s/><text:span text:style-name="T934">de<text:s/></text:span><text:span text:style-name="T935">spuit</text:span><text:span text:style-name="T936"><text:s/></text:span><text:span text:style-name="T937">ingedrukt.</text:span></text:p>
        </text:list-item>
        <text:list-item>
          <text:p text:style-name="P938">Keer<text:span text:style-name="T939"><text:s/></text:span>de<text:span text:style-name="T940"><text:s/></text:span>flacon<text:span text:style-name="T941"><text:s/></text:span><text:span text:style-name="T942">ondersteboven</text:span><text:span text:style-name="T943"><text:s/></text:span>en<text:s/><text:span text:style-name="T944">zuig</text:span><text:span text:style-name="T945"><text:s/></text:span>de<text:span text:style-name="T946"><text:s/></text:span><text:span text:style-name="T947">voorgeschreven</text:span><text:span text:style-name="T948"><text:s/></text:span><text:span text:style-name="T949">hoeveelheid</text:span><text:span text:style-name="T950"><text:s/></text:span><text:span text:style-name="T951">medicijn</text:span><text:s/><text:span text:style-name="T952">op</text:span><text:s/>in<text:span text:style-name="T953"><text:s/></text:span>de<text:span text:style-name="T954"><text:s/></text:span><text:span text:style-name="T955">spuit.</text:span></text:p>
        </text:list-item>
        <text:list-item>
          <text:p text:style-name="P956"><text:span text:style-name="T957">Ontlucht<text:s/></text:span>de<text:span text:style-name="T958"><text:s/></text:span><text:span text:style-name="T959">spuit</text:span><text:span text:style-name="T960"><text:s/></text:span>en<text:span text:style-name="T961"><text:s/></text:span><text:span text:style-name="T962">klik</text:span><text:s/><text:span text:style-name="T963">met</text:span><text:s/><text:span text:style-name="T964">een</text:span><text:s/><text:span text:style-name="T965">duimbeweging het</text:span><text:span text:style-name="T966"><text:s/></text:span><text:span text:style-name="T967">kapje</text:span><text:s/><text:span text:style-name="T968">over</text:span><text:s/>de<text:span text:style-name="T969"><text:s/>opzuignaald</text:span><text:s/>en<text:span text:style-name="T970"><text:s/></text:span>doe<text:span text:style-name="T971"><text:s/></text:span>in<text:span text:style-name="T972"><text:s/></text:span><text:span text:style-name="T973">de</text:span><text:span text:style-name="T974"><text:s/></text:span><text:span text:style-name="T975">naaldenbeker.</text:span></text:p>
        </text:list-item>
      </text:list>
      <text:list text:style-name="LFO5" text:continue-numbering="true">
        <text:list-item>
          <text:p text:style-name="P976"><text:span text:style-name="T977">Plaats</text:span><text:s/>de<text:span text:style-name="T978"><text:s/></text:span><text:span text:style-name="T979">injectienaald</text:span><text:span text:style-name="T980"><text:s/></text:span>op<text:span text:style-name="T981"><text:s/></text:span>de<text:span text:style-name="T982"><text:s/></text:span><text:span text:style-name="T983">spuit.</text:span></text:p>
        </text:list-item>
        <text:list-item>
          <text:p text:style-name="P984"><text:span text:style-name="T985">Trek</text:span><text:s/>de<text:span text:style-name="T986"><text:s/></text:span><text:span text:style-name="T987">handschoenen uit</text:span><text:s/>en<text:span text:style-name="T988"><text:s/></text:span>gooi<text:s/><text:span text:style-name="T989">ze</text:span><text:span text:style-name="T990"><text:s/></text:span>in<text:span text:style-name="T991"><text:s/>de</text:span><text:s/><text:span text:style-name="T992">afvalbak.</text:span></text:p>
        </text:list-item>
        <text:list-item>
          <text:p text:style-name="P993">Plak<text:span text:style-name="T994"><text:s/></text:span>het<text:span text:style-name="T995"><text:s/></text:span><text:span text:style-name="T996">toedieningsetiket</text:span><text:span text:style-name="T997"><text:s/></text:span>op<text:span text:style-name="T998"><text:s/>de</text:span><text:s/><text:span text:style-name="T999">spuit.</text:span></text:p>
        </text:list-item>
        <text:list-item>
          <text:p text:style-name="P1000"><text:span text:style-name="T1001">Ruim</text:span><text:s/><text:span text:style-name="T1002">de overige</text:span><text:span text:style-name="T1003"><text:s/></text:span><text:span text:style-name="T1004">materialen<text:s/></text:span><text:span text:style-name="T1005">op.</text:span></text:p>
        </text:list-item>
        <text:list-item>
          <text:p text:style-name="P1006">Pas<text:span text:style-name="T1007"><text:s/>handhygiëne</text:span><text:span text:style-name="T1008"><text:s/></text:span>toe.</text:p>
        </text:list-item>
        <text:list-item>
          <text:p text:style-name="P1009"><text:span text:style-name="T1010">Teken toedieningslijst<text:s/></text:span>af<text:span text:style-name="T1011"><text:s/></text:span>of<text:s/><text:span text:style-name="T1012">noteer tijdstip,</text:span><text:span text:style-name="T1013"><text:s/></text:span><text:span text:style-name="T1014">soort</text:span><text:s/><text:span text:style-name="T1015">medicijn,</text:span><text:span text:style-name="T1016"><text:s/></text:span><text:span text:style-name="T1017">concentratie,</text:span><text:span text:style-name="T1018"><text:s/></text:span><text:span text:style-name="T1019">hoeveelheid</text:span><text:span text:style-name="T1020"><text:s/></text:span>en<text:span text:style-name="T1021"><text:s/>wijze van</text:span><text:span text:style-name="T1022"><text:s/></text:span><text:span text:style-name="T1023">toediening.</text:span></text:p>
        </text:list-item>
      </text:list>
      <text:p text:style-name="P1024"/>
      <text:p text:style-name="P1031"/>
      <text:p text:style-name="P1032"/>
      <text:p text:style-name="P1033"/>
      <text:p text:style-name="P1034"/>
      <text:h text:style-name="Überschrift1" text:outline-level="1"><text:bookmark-start text:name="Verkorte_geprotocolleerde_werkinstructie"/><text:bookmark-end text:name="Verkorte_geprotocolleerde_werkinstructie"/><text:span text:style-name="T1035">Verkorte</text:span><text:span text:style-name="T1036"><text:s/></text:span><text:span text:style-name="T1037">geprotocolleerde</text:span><text:span text:style-name="T1038"><text:s/></text:span><text:span text:style-name="T1039">werkinstructie</text:span></text:h>
      <text:p text:style-name="P1040"><text:a xlink:href="https://www.vilanskickprotocollen.nl/management/hyperlinkloader.aspx?hyperlinkid=fffac744-f0c3-4efb-b923-2858475627e9" office:target-frame-name="_top" xlink:show="replace"><text:span text:style-name="T1041">Toediening</text:span><text:span text:style-name="T1042"><text:s/></text:span><text:span text:style-name="T1043">gereedmaken</text:span><text:span text:style-name="T1044"><text:s/></text:span><text:span text:style-name="T1045">injectiespuit</text:span><text:span text:style-name="T1046"><text:s/></text:span><text:span text:style-name="T1047">verkort</text:span></text:a></text:p>
      <text:p text:style-name="P1048"/>
      <text:h text:style-name="Überschrift1" text:outline-level="1"><text:bookmark-start text:name="Observatielijst"/><text:bookmark-end text:name="Observatielijst"/><text:span text:style-name="T1049">Observatielijst</text:span></text:h>
      <text:p text:style-name="P1050"><text:a xlink:href="https://www.vilanskickprotocollen.nl/management/hyperlinkloader.aspx?hyperlinkid=c2097f6c-ef09-4779-b4d7-4fced4ac8f42" office:target-frame-name="_top" xlink:show="replace"><text:span text:style-name="T1051">Toediening</text:span><text:span text:style-name="T1052"><text:s/></text:span><text:span text:style-name="T1053">gereedmaken</text:span><text:span text:style-name="T1054"><text:s/></text:span><text:span text:style-name="T1055">injectiespuit</text:span><text:span text:style-name="T1056"><text:s/></text:span><text:span text:style-name="T1057">observatielijst</text:span></text:a></text:p>
      <text:p text:style-name="P1058"/>
      <text:h text:style-name="Überschrift1" text:outline-level="1"><text:bookmark-start text:name="Achtergrondinformatie"/><text:bookmark-end text:name="Achtergrondinformatie"/><text:span text:style-name="T1059">Achtergrondinformatie</text:span></text:h>
      <text:p text:style-name="P1060"><text:a xlink:href="https://www.vilanskickprotocollen.nl/management/hyperlinkloader.aspx?hyperlinkid=19bbf31a-5962-4e57-97c8-8b0524e5e32a" office:target-frame-name="_top" xlink:show="replace"><text:span text:style-name="T1061">Injecteren,</text:span><text:span text:style-name="T1062"><text:s/></text:span><text:span text:style-name="T1063">opzuigen,</text:span><text:span text:style-name="T1064"><text:s/></text:span><text:span text:style-name="T1065">ontluchten,</text:span><text:span text:style-name="T1066"><text:s/></text:span><text:span text:style-name="T1067">desinfecteren</text:span></text:a></text:p>
      <text:p text:style-name="P1068"/>
      <text:h text:style-name="Überschrift1" text:outline-level="1"><text:bookmark-start text:name="Materialen"/><text:bookmark-end text:name="Materialen"/><text:span text:style-name="T1069">Materialen</text:span></text:h>
      <text:p text:style-name="P1070"><text:a xlink:href="https://www.vilanskickprotocollen.nl/management/hyperlinkloader.aspx?hyperlinkid=9bd695f5-2317-4e90-8acd-0c638cc23979" office:target-frame-name="_top" xlink:show="replace"><text:span text:style-name="T1071">Injectiespuiten</text:span></text:a><text:span text:style-name="T1072"><text:s/></text:span><text:a xlink:href="https://www.vilanskickprotocollen.nl/management/hyperlinkloader.aspx?hyperlinkid=465ff917-4cd1-4bc7-a2d4-690ad90a9957" office:target-frame-name="_top" xlink:show="replace"><text:span text:style-name="T1073"><text:s/></text:span><text:span text:style-name="T1074">Injectienaalden</text:span></text:a></text:p>
      <text:p text:style-name="P1075"><text:a xlink:href="https://www.vilanskickprotocollen.nl/management/hyperlinkloader.aspx?hyperlinkid=69ade073-3e44-4560-bcae-db68522fdc28" office:target-frame-name="_top" xlink:show="replace"><text:span text:style-name="T1076">Ampullen</text:span><text:span text:style-name="T1077"><text:s/></text:span><text:span text:style-name="T1078">fysiologisch zout</text:span><text:span text:style-name="T1079"><text:s/></text:span><text:span text:style-name="T1080">en</text:span><text:span text:style-name="T1081"><text:s/></text:span><text:span text:style-name="T1082">aqua</text:span><text:span text:style-name="T1083"><text:s/></text:span><text:span text:style-name="T1084">dest</text:span></text:a></text:p>
      <text:p text:style-name="P1085"/>
      <text:h text:style-name="Überschrift1" text:outline-level="1"><text:bookmark-start text:name="Richtlijnen"/><text:bookmark-end text:name="Richtlijnen"/><text:span text:style-name="T1086">Richtlijnen</text:span></text:h>
      <text:p text:style-name="P1087"><text:a xlink:href="https://www.vilanskickprotocollen.nl/management/hyperlinkloader.aspx?hyperlinkid=b1c7a029-aa00-4c59-867c-93dce46d998b" office:target-frame-name="_top" xlink:show="replace"><text:span text:style-name="T1088">Techniek handreiniging</text:span></text:a></text:p>
      <text:p text:style-name="P1089"><text:a xlink:href="https://www.vilanskickprotocollen.nl/management/hyperlinkloader.aspx?hyperlinkid=1fd3bba1-77f1-4065-838c-b3a6f030c5f7" office:target-frame-name="_top" xlink:show="replace"><text:span text:style-name="T1090">Techniek handdesinfectie</text:span><text:span text:style-name="T1091"><text:s/></text:span><text:span text:style-name="T1092">met</text:span><text:span text:style-name="T1093"><text:s/></text:span><text:span text:style-name="T1094">handalcohol</text:span></text:a><text:span text:style-name="T1095"><text:s/></text:span><text:a xlink:href="https://www.vilanskickprotocollen.nl/management/hyperlinkloader.aspx?hyperlinkid=80bb9a35-9009-4b7e-80f0-3065bb9ccc71" office:target-frame-name="_top" xlink:show="replace"><text:span text:style-name="T1096"><text:s/></text:span><text:span text:style-name="T1097">Gebruik</text:span><text:span text:style-name="T1098"><text:s/></text:span><text:span text:style-name="T1099">naaldenbekers</text:span></text:a></text:p>
      <text:p text:style-name="P1100"/>
      <text:h text:style-name="Überschrift1" text:outline-level="1"><text:bookmark-start text:name="Publicatiedatum"/><text:bookmark-end text:name="Publicatiedatum"/><text:span text:style-name="T1101">Publicatiedatum</text:span></text:h>
      <text:p text:style-name="P1102"><text:span text:style-name="T1103">Gepubliceerd op 01-09-2017.</text:span><text:span text:style-name="T1104"><text:s/></text:span>©<text:span text:style-name="T1105"><text:s/></text:span><text:span text:style-name="T1106">Copyright Vilans</text:span><text:span text:style-name="T1107"><text:s/></text:span><text:span text:style-name="T1108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479in" fo:margin-left="0.9138in">
        <style:tab-stops/>
      </style:paragraph-properties>
      <style:text-properties style:font-name="Arial" style:font-name-asian="Arial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7472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style:text-scale="99%" fo:font-size="9pt" style:font-size-asian="9pt" style:font-size-complex="9pt"/>
    </style:style>
    <style:style style:name="WW_CharLFO2LVL1" style:family="text">
      <style:text-properties style:font-name="Arial" style:font-name-asian="Arial" style:text-scale="99%" fo:font-size="9pt" style:font-size-asian="9pt" style:font-size-complex="9pt"/>
    </style:style>
    <style:style style:name="WW_CharLFO3LVL1" style:family="text">
      <style:text-properties style:font-name="Arial" style:font-name-asian="Arial" style:text-scale="99%" fo:font-size="9pt" style:font-size-asian="9pt" style:font-size-complex="9pt"/>
    </style:style>
    <style:style style:name="WW_CharLFO4LVL1" style:family="text">
      <style:text-properties style:font-name="Arial" style:font-name-asian="Arial" style:text-scale="99%" fo:font-size="9pt" style:font-size-asian="9pt" style:font-size-complex="9pt"/>
    </style:style>
    <style:style style:name="WW_CharLFO5LVL1" style:family="text">
      <style:text-properties style:font-name="Arial" style:font-name-asian="Arial" style:text-scale="99%" fo:font-size="9pt" style:font-size-asian="9pt" style:font-size-complex="9pt"/>
    </style:style>
    <style:style style:name="WW_CharLFO5LVL2" style:family="text">
      <style:text-properties style:font-name="Courier New" style:font-name-asian="Courier New" fo:font-size="9pt" style:font-size-asian="9pt" style:font-size-complex="9pt"/>
    </style:style>
    <style:style style:name="WW_CharLFO6LVL1" style:family="text">
      <style:text-properties style:font-name="Symbol" style:font-name-asian="Symbol" style:text-scale="99%" fo:font-size="9pt" style:font-size-asian="9pt" style:font-size-complex="9pt"/>
    </style:style>
    <style:style style:name="WW_CharLFO6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2">
      <text:list-level-style-number text:level="1" text:style-name="WW_CharLFO2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3">
      <text:list-level-style-number text:level="1" text:style-name="WW_CharLFO3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4">
      <text:list-level-style-number text:level="1" text:style-name="WW_CharLFO4LVL1" style:num-suffix="." style:num-format="a" style:num-letter-sync="true">
        <style:list-level-properties text:space-before="1.4972in" text:min-label-width="0.25in"/>
      </text:list-level-style-number>
      <text:list-level-style-bullet text:level="2" text:bullet-char="•">
        <style:list-level-properties text:space-before="2.0395in" text:min-label-width="0.25in"/>
      </text:list-level-style-bullet>
      <text:list-level-style-bullet text:level="3" text:bullet-char="•">
        <style:list-level-properties text:space-before="2.5819in" text:min-label-width="0.25in"/>
      </text:list-level-style-bullet>
      <text:list-level-style-bullet text:level="4" text:bullet-char="•">
        <style:list-level-properties text:space-before="3.1243in" text:min-label-width="0.25in"/>
      </text:list-level-style-bullet>
      <text:list-level-style-bullet text:level="5" text:bullet-char="•">
        <style:list-level-properties text:space-before="3.6666in" text:min-label-width="0.25in"/>
      </text:list-level-style-bullet>
      <text:list-level-style-bullet text:level="6" text:bullet-char="•">
        <style:list-level-properties text:space-before="4.209in" text:min-label-width="0.25in"/>
      </text:list-level-style-bullet>
      <text:list-level-style-bullet text:level="7" text:bullet-char="•">
        <style:list-level-properties text:space-before="4.7513in" text:min-label-width="0.25in"/>
      </text:list-level-style-bullet>
      <text:list-level-style-bullet text:level="8" text:bullet-char="•">
        <style:list-level-properties text:space-before="5.2937in" text:min-label-width="0.25in"/>
      </text:list-level-style-bullet>
      <text:list-level-style-bullet text:level="9" text:bullet-char="•">
        <style:list-level-properties text:space-before="5.8361in" text:min-label-width="0.25in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1.0805in" text:min-label-width="0.25in"/>
      </text:list-level-style-number>
      <text:list-level-style-bullet text:level="2" text:style-name="WW_CharLFO5LVL2" text:bullet-char="o">
        <style:list-level-properties text:space-before="1.4965in" text:min-label-width="0.2506in"/>
        <style:text-properties style:font-name="Courier New"/>
      </text:list-level-style-bullet>
      <text:list-level-style-bullet text:level="3" text:bullet-char="•">
        <style:list-level-properties text:space-before="1.4965in" text:min-label-width="0.2506in"/>
      </text:list-level-style-bullet>
      <text:list-level-style-bullet text:level="4" text:bullet-char="•">
        <style:list-level-properties text:space-before="2.1743in" text:min-label-width="0.2506in"/>
      </text:list-level-style-bullet>
      <text:list-level-style-bullet text:level="5" text:bullet-char="•">
        <style:list-level-properties text:space-before="2.852in" text:min-label-width="0.2506in"/>
      </text:list-level-style-bullet>
      <text:list-level-style-bullet text:level="6" text:bullet-char="•">
        <style:list-level-properties text:space-before="3.5305in" text:min-label-width="0.2506in"/>
      </text:list-level-style-bullet>
      <text:list-level-style-bullet text:level="7" text:bullet-char="•">
        <style:list-level-properties text:space-before="4.2083in" text:min-label-width="0.2506in"/>
      </text:list-level-style-bullet>
      <text:list-level-style-bullet text:level="8" text:bullet-char="•">
        <style:list-level-properties text:space-before="4.8861in" text:min-label-width="0.2506in"/>
      </text:list-level-style-bullet>
      <text:list-level-style-bullet text:level="9" text:bullet-char="•">
        <style:list-level-properties text:space-before="5.5638in" text:min-label-width="0.2506in"/>
      </text:list-level-style-bullet>
    </text:list-style>
    <text:list-style style:name="LFO6">
      <text:list-level-style-bullet text:level="1" text:style-name="WW_CharLFO6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2.1875in" text:min-label-width="0.25in"/>
      </text:list-level-style-bullet>
      <text:list-level-style-bullet text:level="4" text:bullet-char="•">
        <style:list-level-properties text:space-before="2.8784in" text:min-label-width="0.25in"/>
      </text:list-level-style-bullet>
      <text:list-level-style-bullet text:level="5" text:bullet-char="•">
        <style:list-level-properties text:space-before="3.5687in" text:min-label-width="0.25in"/>
      </text:list-level-style-bullet>
      <text:list-level-style-bullet text:level="6" text:bullet-char="•">
        <style:list-level-properties text:space-before="4.2597in" text:min-label-width="0.25in"/>
      </text:list-level-style-bullet>
      <text:list-level-style-bullet text:level="7" text:bullet-char="•">
        <style:list-level-properties text:space-before="4.95in" text:min-label-width="0.25in"/>
      </text:list-level-style-bullet>
      <text:list-level-style-bullet text:level="8" text:bullet-char="•">
        <style:list-level-properties text:space-before="5.6409in" text:min-label-width="0.25in"/>
      </text:list-level-style-bullet>
      <text:list-level-style-bullet text:level="9" text:bullet-char="•">
        <style:list-level-properties text:space-before="6.3312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23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70" style:parent-style-name="Standard" style:family="paragraph">
      <style:paragraph-properties fo:line-height="5%"/>
    </style:style>
    <style:style style:name="P371" style:parent-style-name="Standard" style:family="paragraph">
      <style:paragraph-properties fo:line-height="0.1506in" fo:margin-left="0.0138in">
        <style:tab-stops/>
      </style:paragraph-properties>
    </style:style>
    <style:style style:name="T372" style:parent-style-name="Absatz-Standardschriftart" style:family="text">
      <style:text-properties style:font-name="Arial" fo:font-size="10pt" style:font-size-asian="10pt"/>
    </style:style>
    <style:style style:name="P373" style:parent-style-name="Standard" style:family="paragraph">
      <style:paragraph-properties fo:line-height="5%"/>
    </style:style>
    <style:style style:name="P374" style:parent-style-name="Standard" style:family="paragraph">
      <style:paragraph-properties fo:line-height="0.1701in" fo:margin-left="0.0138in">
        <style:tab-stops/>
      </style:paragraph-properties>
    </style:style>
    <style:style style:name="T375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25" style:parent-style-name="Standard" style:family="paragraph">
      <style:paragraph-properties fo:line-height="5%"/>
    </style:style>
    <style:style style:name="P1026" style:parent-style-name="Standard" style:family="paragraph">
      <style:paragraph-properties fo:line-height="0.1506in" fo:margin-left="0.0138in">
        <style:tab-stops/>
      </style:paragraph-properties>
    </style:style>
    <style:style style:name="T1027" style:parent-style-name="Absatz-Standardschriftart" style:family="text">
      <style:text-properties style:font-name="Arial" fo:font-size="10pt" style:font-size-asian="10pt"/>
    </style:style>
    <style:style style:name="P1028" style:parent-style-name="Standard" style:family="paragraph">
      <style:paragraph-properties fo:line-height="5%"/>
    </style:style>
    <style:style style:name="P1029" style:parent-style-name="Standard" style:family="paragraph">
      <style:paragraph-properties fo:line-height="0.1701in" fo:margin-left="0.0138in">
        <style:tab-stops/>
      </style:paragraph-properties>
    </style:style>
    <style:style style:name="T1030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3631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3631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6667in" fo:min-height="4.3631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9096" draw:id="id0" draw:style-name="a0" draw:name="Text Box 2" text:anchor-type="paragraph" svg:x="0.125in" svg:y="0.14236in" svg:width="4.36319in" svg:height="0.16667in" style:rel-width="scale" style:rel-height="scale"><draw:text-box><text:p text:style-name="P3"><text:span text:style-name="T4">© Vilans | Geldig voor Vilans BTN | Geprint op: maandag 23 april 2018</text:span></text:p></draw:text-box><svg:title/><svg:desc/></draw:frame></text:p>
      </style:header>
      <style:footer>
        <text:p text:style-name="P5"><draw:frame draw:z-index="50330912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70"><draw:frame draw:z-index="503309096" draw:id="id3" draw:style-name="a3" draw:name="Text Box 2" text:anchor-type="paragraph" svg:x="0.125in" svg:y="0.14236in" svg:width="4.36319in" svg:height="0.16667in" style:rel-width="scale" style:rel-height="scale"><draw:text-box><text:p text:style-name="P371"><text:span text:style-name="T372">© Vilans | Geldig voor Vilans BTN | Geprint op: maandag 23 april 2018</text:span></text:p></draw:text-box><svg:title/><svg:desc/></draw:frame></text:p>
      </style:header>
      <style:footer>
        <text:p text:style-name="P373"><draw:frame draw:z-index="503309120" draw:id="id4" draw:style-name="a4" draw:name="Text Box 1" text:anchor-type="paragraph" svg:x="0.96944in" svg:y="10.86597in" svg:width="0.52639in" svg:height="0.18125in" style:rel-width="scale" style:rel-height="scale"><draw:text-box><text:p text:style-name="P374"><text:span text:style-name="T375">©Vilans</text:span></text:p></draw:text-box><svg:title/><svg:desc/></draw:frame></text:p>
      </style:footer>
    </style:master-page>
    <style:master-page style:name="MP2" style:page-layout-name="PL2">
      <style:header>
        <text:p text:style-name="P1025"><draw:frame draw:z-index="503309096" draw:id="id5" draw:style-name="a5" draw:name="Text Box 2" text:anchor-type="paragraph" svg:x="0.125in" svg:y="0.14236in" svg:width="4.36319in" svg:height="0.16667in" style:rel-width="scale" style:rel-height="scale"><draw:text-box><text:p text:style-name="P1026"><text:span text:style-name="T1027">© Vilans | Geldig voor Vilans BTN | Geprint op: maandag 23 april 2018</text:span></text:p></draw:text-box><svg:title/><svg:desc/></draw:frame></text:p>
      </style:header>
      <style:footer>
        <text:p text:style-name="P1028"><draw:frame draw:z-index="503309120" draw:id="id6" draw:style-name="a6" draw:name="Text Box 1" text:anchor-type="paragraph" svg:x="0.96944in" svg:y="10.86597in" svg:width="0.52639in" svg:height="0.18125in" style:rel-width="scale" style:rel-height="scale"><draw:text-box><text:p text:style-name="P1029"><text:span text:style-name="T1030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8:00Z</meta:creation-date>
    <dc:date>2018-07-05T14:18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3" meta:paragraph-count="111" meta:word-count="925" meta:character-count="6090" meta:row-count="166" meta:non-whitespace-character-count="5255"/>
  </office:meta>
</office:document-meta>
</file>